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8492in" svg:height="3.5402in" svg:x="5.0378in" svg:y="0.2799in">
            <draw:object draw:notify-on-update-of-ranges="Sheet1.B12:Sheet1.B424 Sheet1.C11:Sheet1.C11 Sheet1.C12:Sheet1.C424 Sheet1.B12:Sheet1.B424 Sheet1.D11:Sheet1.D11 Sheet1.D12:Sheet1.D4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tart time</text:p>
          </table:table-cell>
          <table:table-cell table:number-columns-repeated="3"/>
        </table:table-row>
        <table:table-row table:style-name="ro1">
          <table:table-cell office:value-type="float" office:value="1355881320">
            <text:p>1355881320</text:p>
          </table:table-cell>
          <table:table-cell table:number-columns-repeated="3"/>
        </table:table-row>
        <table:table-row table:style-name="ro1">
          <table:table-cell office:value-type="string">
            <text:p>End time</text:p>
          </table:table-cell>
          <table:table-cell table:number-columns-repeated="3"/>
        </table:table-row>
        <table:table-row table:style-name="ro1">
          <table:table-cell office:value-type="float" office:value="1355881460">
            <text:p>1355881460</text:p>
          </table:table-cell>
          <table:table-cell table:number-columns-repeated="3"/>
        </table:table-row>
        <table:table-row table:style-name="ro1">
          <table:table-cell office:value-type="string">
            <text:p>Elapsed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Size (MBit)</text:p>
          </table:table-cell>
          <table:table-cell table:number-columns-repeated="3"/>
        </table:table-row>
        <table:table-row table:style-name="ro1">
          <table:table-cell office:value-type="float" office:value="34368.38912">
            <text:p>34368.38912</text:p>
          </table:table-cell>
          <table:table-cell table:number-columns-repeated="3"/>
        </table:table-row>
        <table:table-row table:style-name="ro1">
          <table:table-cell office:value-type="string">
            <text:p>Speed (MBit/sec)</text:p>
          </table:table-cell>
          <table:table-cell table:number-columns-repeated="3"/>
        </table:table-row>
        <table:table-row table:style-name="ro1">
          <table:table-cell office:value-type="float" office:value="245.488493714286">
            <text:p>245.488493714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ix_timestamp</text:p>
          </table:table-cell>
          <table:table-cell office:value-type="string">
            <text:p>swift</text:p>
          </table:table-cell>
          <table:table-cell office:value-type="string">
            <text:p>lob</text:p>
          </table:table-cell>
        </table:table-row>
        <table:table-row table:style-name="ro1">
          <table:table-cell/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0588">
            <text:p>0.2058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762586">
            <text:p>0.762586</text:p>
          </table:table-cell>
          <table:table-cell office:value-type="float" office:value="1.05524">
            <text:p>1.0552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37821">
            <text:p>0.637821</text:p>
          </table:table-cell>
          <table:table-cell office:value-type="float" office:value="162.226">
            <text:p>162.22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4.1264">
            <text:p>54.1264</text:p>
          </table:table-cell>
          <table:table-cell office:value-type="float" office:value="99.3626">
            <text:p>99.362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5.018">
            <text:p>155.018</text:p>
          </table:table-cell>
          <table:table-cell office:value-type="float" office:value="23.1292">
            <text:p>23.129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8.9893">
            <text:p>38.9893</text:p>
          </table:table-cell>
          <table:table-cell office:value-type="float" office:value="239.369">
            <text:p>239.369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46.83">
            <text:p>246.83</text:p>
          </table:table-cell>
          <table:table-cell office:value-type="float" office:value="1.24674">
            <text:p>1.2467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76.633">
            <text:p>176.633</text:p>
          </table:table-cell>
          <table:table-cell office:value-type="float" office:value="106.659">
            <text:p>106.65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88.991">
            <text:p>188.991</text:p>
          </table:table-cell>
          <table:table-cell office:value-type="float" office:value="154.899">
            <text:p>154.89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33.62">
            <text:p>233.62</text:p>
          </table:table-cell>
          <table:table-cell office:value-type="float" office:value="12.3434">
            <text:p>12.343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6.236">
            <text:p>196.236</text:p>
          </table:table-cell>
          <table:table-cell office:value-type="float" office:value="250.163">
            <text:p>250.16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70.265">
            <text:p>270.265</text:p>
          </table:table-cell>
          <table:table-cell office:value-type="float" office:value="0.713332">
            <text:p>0.71333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89.52">
            <text:p>289.52</text:p>
          </table:table-cell>
          <table:table-cell office:value-type="float" office:value="49.8064">
            <text:p>49.806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36.182">
            <text:p>236.182</text:p>
          </table:table-cell>
          <table:table-cell office:value-type="float" office:value="212.234">
            <text:p>212.23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68.818">
            <text:p>368.818</text:p>
          </table:table-cell>
          <table:table-cell office:value-type="float" office:value="7.97064">
            <text:p>7.9706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65.694">
            <text:p>265.694</text:p>
          </table:table-cell>
          <table:table-cell office:value-type="float" office:value="221.713">
            <text:p>221.71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5.0096">
            <text:p>65.0096</text:p>
          </table:table-cell>
          <table:table-cell office:value-type="float" office:value="33.5367">
            <text:p>33.5367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53.9455">
            <text:p>53.9455</text:p>
          </table:table-cell>
          <table:table-cell office:value-type="float" office:value="69.4396">
            <text:p>69.439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31.803">
            <text:p>131.803</text:p>
          </table:table-cell>
          <table:table-cell office:value-type="float" office:value="192.603">
            <text:p>192.60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32.243">
            <text:p>332.243</text:p>
          </table:table-cell>
          <table:table-cell office:value-type="float" office:value="8.56438">
            <text:p>8.5643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68.595">
            <text:p>268.595</text:p>
          </table:table-cell>
          <table:table-cell office:value-type="float" office:value="210.027">
            <text:p>210.027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81.46">
            <text:p>181.46</text:p>
          </table:table-cell>
          <table:table-cell office:value-type="float" office:value="44.3681">
            <text:p>44.368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83.233">
            <text:p>483.233</text:p>
          </table:table-cell>
          <table:table-cell office:value-type="float" office:value="63.2261">
            <text:p>63.226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394.985">
            <text:p>394.985</text:p>
          </table:table-cell>
          <table:table-cell office:value-type="float" office:value="199.083">
            <text:p>199.08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11.622">
            <text:p>211.622</text:p>
          </table:table-cell>
          <table:table-cell office:value-type="float" office:value="6.59662">
            <text:p>6.59662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82.587">
            <text:p>182.587</text:p>
          </table:table-cell>
          <table:table-cell office:value-type="float" office:value="215.98">
            <text:p>215.98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38.142">
            <text:p>138.142</text:p>
          </table:table-cell>
          <table:table-cell office:value-type="float" office:value="40.7371">
            <text:p>40.737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59.532">
            <text:p>259.532</text:p>
          </table:table-cell>
          <table:table-cell office:value-type="float" office:value="19.1939">
            <text:p>19.1939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14.311">
            <text:p>214.311</text:p>
          </table:table-cell>
          <table:table-cell office:value-type="float" office:value="146.927">
            <text:p>146.927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84.692">
            <text:p>184.692</text:p>
          </table:table-cell>
          <table:table-cell office:value-type="float" office:value="95.9044">
            <text:p>95.904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03.964">
            <text:p>103.964</text:p>
          </table:table-cell>
          <table:table-cell office:value-type="float" office:value="27.7225">
            <text:p>27.722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94.24">
            <text:p>294.24</text:p>
          </table:table-cell>
          <table:table-cell office:value-type="float" office:value="234.942">
            <text:p>234.942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86.099">
            <text:p>186.099</text:p>
          </table:table-cell>
          <table:table-cell office:value-type="float" office:value="0.907565">
            <text:p>0.90756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0.191">
            <text:p>190.191</text:p>
          </table:table-cell>
          <table:table-cell office:value-type="float" office:value="79.7129">
            <text:p>79.7129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37.779">
            <text:p>237.779</text:p>
          </table:table-cell>
          <table:table-cell office:value-type="float" office:value="181.988">
            <text:p>181.988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352.736">
            <text:p>352.736</text:p>
          </table:table-cell>
          <table:table-cell office:value-type="float" office:value="9.59671">
            <text:p>9.5967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63.932">
            <text:p>263.932</text:p>
          </table:table-cell>
          <table:table-cell office:value-type="float" office:value="223.37">
            <text:p>223.37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36.981">
            <text:p>236.981</text:p>
          </table:table-cell>
          <table:table-cell office:value-type="float" office:value="30.1721">
            <text:p>30.172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418.593">
            <text:p>418.593</text:p>
          </table:table-cell>
          <table:table-cell office:value-type="float" office:value="63.4396">
            <text:p>63.4396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22.185">
            <text:p>222.185</text:p>
          </table:table-cell>
          <table:table-cell office:value-type="float" office:value="198.704">
            <text:p>198.704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81.245">
            <text:p>281.245</text:p>
          </table:table-cell>
          <table:table-cell office:value-type="float" office:value="10.9224">
            <text:p>10.9224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346.95">
            <text:p>346.95</text:p>
          </table:table-cell>
          <table:table-cell office:value-type="float" office:value="208.999">
            <text:p>208.999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95.112">
            <text:p>295.112</text:p>
          </table:table-cell>
          <table:table-cell office:value-type="float" office:value="43.25">
            <text:p>43.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54.21">
            <text:p>154.21</text:p>
          </table:table-cell>
          <table:table-cell office:value-type="float" office:value="43.1404">
            <text:p>43.140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43.256">
            <text:p>143.256</text:p>
          </table:table-cell>
          <table:table-cell office:value-type="float" office:value="219.191">
            <text:p>219.19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42.886">
            <text:p>242.886</text:p>
          </table:table-cell>
          <table:table-cell office:value-type="float" office:value="4.7128">
            <text:p>4.7128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97.016">
            <text:p>297.016</text:p>
          </table:table-cell>
          <table:table-cell office:value-type="float" office:value="188.527">
            <text:p>188.527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87.4">
            <text:p>287.4</text:p>
          </table:table-cell>
          <table:table-cell office:value-type="float" office:value="69.6948">
            <text:p>69.6948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391.086">
            <text:p>391.086</text:p>
          </table:table-cell>
          <table:table-cell office:value-type="float" office:value="28.2452">
            <text:p>28.2452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08.397">
            <text:p>308.397</text:p>
          </table:table-cell>
          <table:table-cell office:value-type="float" office:value="234.14">
            <text:p>234.1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08.735">
            <text:p>208.735</text:p>
          </table:table-cell>
          <table:table-cell office:value-type="float" office:value="1.28727">
            <text:p>1.28727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83.433">
            <text:p>183.433</text:p>
          </table:table-cell>
          <table:table-cell office:value-type="float" office:value="121.818">
            <text:p>121.818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25.86">
            <text:p>225.86</text:p>
          </table:table-cell>
          <table:table-cell office:value-type="float" office:value="138.112">
            <text:p>138.112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53.553">
            <text:p>253.553</text:p>
          </table:table-cell>
          <table:table-cell office:value-type="float" office:value="17.0529">
            <text:p>17.0529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99.618">
            <text:p>199.618</text:p>
          </table:table-cell>
          <table:table-cell office:value-type="float" office:value="169.303">
            <text:p>169.30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03.745">
            <text:p>203.745</text:p>
          </table:table-cell>
          <table:table-cell office:value-type="float" office:value="76.1645">
            <text:p>76.164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63.627">
            <text:p>263.627</text:p>
          </table:table-cell>
          <table:table-cell office:value-type="float" office:value="3.9925">
            <text:p>3.992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76.003">
            <text:p>276.003</text:p>
          </table:table-cell>
          <table:table-cell office:value-type="float" office:value="80.2398">
            <text:p>80.239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07.326">
            <text:p>207.326</text:p>
          </table:table-cell>
          <table:table-cell office:value-type="float" office:value="112.531">
            <text:p>112.53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315.152">
            <text:p>315.152</text:p>
          </table:table-cell>
          <table:table-cell office:value-type="float" office:value="65.7407">
            <text:p>65.740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64.618">
            <text:p>164.618</text:p>
          </table:table-cell>
          <table:table-cell office:value-type="float" office:value="2.17424">
            <text:p>2.1742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84.7391">
            <text:p>84.7391</text:p>
          </table:table-cell>
          <table:table-cell office:value-type="float" office:value="146.685">
            <text:p>146.68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97.5819">
            <text:p>97.5819</text:p>
          </table:table-cell>
          <table:table-cell office:value-type="float" office:value="111.997">
            <text:p>111.99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89.254">
            <text:p>289.254</text:p>
          </table:table-cell>
          <table:table-cell office:value-type="float" office:value="13.8712">
            <text:p>13.871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363.242">
            <text:p>363.242</text:p>
          </table:table-cell>
          <table:table-cell office:value-type="float" office:value="173.565">
            <text:p>173.5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294.201">
            <text:p>294.201</text:p>
          </table:table-cell>
          <table:table-cell office:value-type="float" office:value="75.247">
            <text:p>75.24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443.069">
            <text:p>443.069</text:p>
          </table:table-cell>
          <table:table-cell office:value-type="float" office:value="28.3439">
            <text:p>28.343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317.737">
            <text:p>317.737</text:p>
          </table:table-cell>
          <table:table-cell office:value-type="float" office:value="234.113">
            <text:p>234.11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383.949">
            <text:p>383.949</text:p>
          </table:table-cell>
          <table:table-cell office:value-type="float" office:value="2.74297">
            <text:p>2.7429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460.447">
            <text:p>460.447</text:p>
          </table:table-cell>
          <table:table-cell office:value-type="float" office:value="172.708">
            <text:p>172.70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317.148">
            <text:p>317.148</text:p>
          </table:table-cell>
          <table:table-cell office:value-type="float" office:value="87.2435">
            <text:p>87.2435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295.129">
            <text:p>295.129</text:p>
          </table:table-cell>
          <table:table-cell office:value-type="float" office:value="26.1709">
            <text:p>26.1709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278.661">
            <text:p>278.661</text:p>
          </table:table-cell>
          <table:table-cell office:value-type="float" office:value="236.497">
            <text:p>236.497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231.677">
            <text:p>231.677</text:p>
          </table:table-cell>
          <table:table-cell office:value-type="float" office:value="1.80117">
            <text:p>1.8011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340.203">
            <text:p>340.203</text:p>
          </table:table-cell>
          <table:table-cell office:value-type="float" office:value="144.924">
            <text:p>144.924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168.615">
            <text:p>168.615</text:p>
          </table:table-cell>
          <table:table-cell office:value-type="float" office:value="116.072">
            <text:p>116.072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253.611">
            <text:p>253.611</text:p>
          </table:table-cell>
          <table:table-cell office:value-type="float" office:value="12.3489">
            <text:p>12.3489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309.368">
            <text:p>309.368</text:p>
          </table:table-cell>
          <table:table-cell office:value-type="float" office:value="240.445">
            <text:p>240.445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206.459">
            <text:p>206.459</text:p>
          </table:table-cell>
          <table:table-cell office:value-type="float" office:value="10.3293">
            <text:p>10.3293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524.466">
            <text:p>524.466</text:p>
          </table:table-cell>
          <table:table-cell office:value-type="float" office:value="55.7513">
            <text:p>55.7513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529.933">
            <text:p>529.933</text:p>
          </table:table-cell>
          <table:table-cell office:value-type="float" office:value="206.39">
            <text:p>206.39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471.239">
            <text:p>471.239</text:p>
          </table:table-cell>
          <table:table-cell office:value-type="float" office:value="4.16949">
            <text:p>4.16949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345.441">
            <text:p>345.441</text:p>
          </table:table-cell>
          <table:table-cell office:value-type="float" office:value="176.919">
            <text:p>176.919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379.074">
            <text:p>379.074</text:p>
          </table:table-cell>
          <table:table-cell office:value-type="float" office:value="81.5292">
            <text:p>81.5292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266.454">
            <text:p>266.454</text:p>
          </table:table-cell>
          <table:table-cell office:value-type="float" office:value="18.2898">
            <text:p>18.2898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202.13">
            <text:p>202.13</text:p>
          </table:table-cell>
          <table:table-cell office:value-type="float" office:value="244.199">
            <text:p>244.199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208.42">
            <text:p>208.42</text:p>
          </table:table-cell>
          <table:table-cell office:value-type="float" office:value="0.706481">
            <text:p>0.70648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281.61">
            <text:p>281.61</text:p>
          </table:table-cell>
          <table:table-cell office:value-type="float" office:value="102.208">
            <text:p>102.208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75.0463">
            <text:p>75.0463</text:p>
          </table:table-cell>
          <table:table-cell office:value-type="float" office:value="159.787">
            <text:p>159.787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86.8285">
            <text:p>86.8285</text:p>
          </table:table-cell>
          <table:table-cell office:value-type="float" office:value="8.47631">
            <text:p>8.4763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306.633">
            <text:p>306.633</text:p>
          </table:table-cell>
          <table:table-cell office:value-type="float" office:value="167.244">
            <text:p>167.244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248.534">
            <text:p>248.534</text:p>
          </table:table-cell>
          <table:table-cell office:value-type="float" office:value="87.0711">
            <text:p>87.071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39.356">
            <text:p>139.356</text:p>
          </table:table-cell>
          <table:table-cell office:value-type="float" office:value="14.3948">
            <text:p>14.3948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150.556">
            <text:p>150.556</text:p>
          </table:table-cell>
          <table:table-cell office:value-type="float" office:value="200.059">
            <text:p>200.059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159.829">
            <text:p>159.829</text:p>
          </table:table-cell>
          <table:table-cell office:value-type="float" office:value="48.3133">
            <text:p>48.3133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237.063">
            <text:p>237.063</text:p>
          </table:table-cell>
          <table:table-cell office:value-type="float" office:value="10.8295">
            <text:p>10.8295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214">
            <text:p>214</text:p>
          </table:table-cell>
          <table:table-cell office:value-type="float" office:value="172.029">
            <text:p>172.029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187.502">
            <text:p>187.502</text:p>
          </table:table-cell>
          <table:table-cell office:value-type="float" office:value="79.4452">
            <text:p>79.4452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60.186">
            <text:p>160.186</text:p>
          </table:table-cell>
          <table:table-cell office:value-type="float" office:value="11.6879">
            <text:p>11.6879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239.631">
            <text:p>239.631</text:p>
          </table:table-cell>
          <table:table-cell office:value-type="float" office:value="156.754">
            <text:p>156.754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97.396">
            <text:p>297.396</text:p>
          </table:table-cell>
          <table:table-cell office:value-type="float" office:value="94.1931">
            <text:p>94.1931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222.896">
            <text:p>222.896</text:p>
          </table:table-cell>
          <table:table-cell office:value-type="float" office:value="1.23896">
            <text:p>1.23896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303.422">
            <text:p>303.422</text:p>
          </table:table-cell>
          <table:table-cell office:value-type="float" office:value="143.834">
            <text:p>143.834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334.276">
            <text:p>334.276</text:p>
          </table:table-cell>
          <table:table-cell office:value-type="float" office:value="117.54">
            <text:p>117.54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273.849">
            <text:p>273.849</text:p>
          </table:table-cell>
          <table:table-cell office:value-type="float" office:value="5.20857">
            <text:p>5.20857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319.247">
            <text:p>319.247</text:p>
          </table:table-cell>
          <table:table-cell office:value-type="float" office:value="152.851">
            <text:p>152.851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339.827">
            <text:p>339.827</text:p>
          </table:table-cell>
          <table:table-cell office:value-type="float" office:value="104.567">
            <text:p>104.567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100.425">
            <text:p>100.425</text:p>
          </table:table-cell>
          <table:table-cell office:value-type="float" office:value="4.67352">
            <text:p>4.67352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217.594">
            <text:p>217.594</text:p>
          </table:table-cell>
          <table:table-cell office:value-type="float" office:value="116.854">
            <text:p>116.854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269.976">
            <text:p>269.976</text:p>
          </table:table-cell>
          <table:table-cell office:value-type="float" office:value="139.429">
            <text:p>139.429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176.061">
            <text:p>176.061</text:p>
          </table:table-cell>
          <table:table-cell office:value-type="float" office:value="1.88727">
            <text:p>1.88727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226.527">
            <text:p>226.527</text:p>
          </table:table-cell>
          <table:table-cell office:value-type="float" office:value="89.8212">
            <text:p>89.8212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23.688">
            <text:p>123.688</text:p>
          </table:table-cell>
          <table:table-cell office:value-type="float" office:value="170.979">
            <text:p>170.979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22.0065">
            <text:p>22.0065</text:p>
          </table:table-cell>
          <table:table-cell office:value-type="float" office:value="0.912742">
            <text:p>0.912742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118.565">
            <text:p>118.565</text:p>
          </table:table-cell>
          <table:table-cell office:value-type="float" office:value="106.8">
            <text:p>106.8</text:p>
          </table:table-cell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258.329">
            <text:p>258.329</text:p>
          </table:table-cell>
          <table:table-cell office:value-type="float" office:value="155.085">
            <text:p>155.085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313.162">
            <text:p>313.162</text:p>
          </table:table-cell>
          <table:table-cell office:value-type="float" office:value="5.91078">
            <text:p>5.91078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266.863">
            <text:p>266.863</text:p>
          </table:table-cell>
          <table:table-cell office:value-type="float" office:value="181.67">
            <text:p>181.67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39.6616">
            <text:p>39.6616</text:p>
          </table:table-cell>
          <table:table-cell office:value-type="float" office:value="75.033">
            <text:p>75.033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327.102">
            <text:p>327.102</text:p>
          </table:table-cell>
          <table:table-cell office:value-type="float" office:value="19.9172">
            <text:p>19.9172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436.875">
            <text:p>436.875</text:p>
          </table:table-cell>
          <table:table-cell office:value-type="float" office:value="97.1377">
            <text:p>97.1377</text:p>
          </table:table-cell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341.129">
            <text:p>341.129</text:p>
          </table:table-cell>
          <table:table-cell office:value-type="float" office:value="145.478">
            <text:p>145.478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235.122">
            <text:p>235.122</text:p>
          </table:table-cell>
          <table:table-cell office:value-type="float" office:value="4.29115">
            <text:p>4.29115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361.437">
            <text:p>361.437</text:p>
          </table:table-cell>
          <table:table-cell office:value-type="float" office:value="142.569">
            <text:p>142.569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475.45">
            <text:p>475.45</text:p>
          </table:table-cell>
          <table:table-cell office:value-type="float" office:value="115.773">
            <text:p>115.773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263.98">
            <text:p>263.98</text:p>
          </table:table-cell>
          <table:table-cell office:value-type="float" office:value="5.66392">
            <text:p>5.66392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450.377">
            <text:p>450.377</text:p>
          </table:table-cell>
          <table:table-cell office:value-type="float" office:value="154.465">
            <text:p>154.465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393.977">
            <text:p>393.977</text:p>
          </table:table-cell>
          <table:table-cell office:value-type="float" office:value="102.52">
            <text:p>102.52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356.871">
            <text:p>356.871</text:p>
          </table:table-cell>
          <table:table-cell office:value-type="float" office:value="13.719">
            <text:p>13.719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390.926">
            <text:p>390.926</text:p>
          </table:table-cell>
          <table:table-cell office:value-type="float" office:value="172.797">
            <text:p>172.797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597.064">
            <text:p>597.064</text:p>
          </table:table-cell>
          <table:table-cell office:value-type="float" office:value="76.2432">
            <text:p>76.2432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626.907">
            <text:p>626.907</text:p>
          </table:table-cell>
          <table:table-cell office:value-type="float" office:value="10.1705">
            <text:p>10.1705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494.27">
            <text:p>494.27</text:p>
          </table:table-cell>
          <table:table-cell office:value-type="float" office:value="175.236">
            <text:p>175.236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230.046">
            <text:p>230.046</text:p>
          </table:table-cell>
          <table:table-cell office:value-type="float" office:value="77.2076">
            <text:p>77.2076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401.851">
            <text:p>401.851</text:p>
          </table:table-cell>
          <table:table-cell office:value-type="float" office:value="18.6517">
            <text:p>18.6517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208.757">
            <text:p>208.757</text:p>
          </table:table-cell>
          <table:table-cell office:value-type="float" office:value="175.309">
            <text:p>175.309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152.435">
            <text:p>152.435</text:p>
          </table:table-cell>
          <table:table-cell office:value-type="float" office:value="68.6266">
            <text:p>68.6266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131.74">
            <text:p>131.74</text:p>
          </table:table-cell>
          <table:table-cell office:value-type="float" office:value="20.9761">
            <text:p>20.9761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33.3972">
            <text:p>33.3972</text:p>
          </table:table-cell>
          <table:table-cell office:value-type="float" office:value="203.882">
            <text:p>203.882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1.17657">
            <text:p>1.17657</text:p>
          </table:table-cell>
          <table:table-cell office:value-type="float" office:value="37.8729">
            <text:p>37.8729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float" office:value="21.1804">
            <text:p>21.1804</text:p>
          </table:table-cell>
          <table:table-cell office:value-type="float" office:value="41.1169">
            <text:p>41.1169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49.3597">
            <text:p>49.3597</text:p>
          </table:table-cell>
          <table:table-cell office:value-type="float" office:value="142.456">
            <text:p>142.456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8.96459">
            <text:p>8.96459</text:p>
          </table:table-cell>
          <table:table-cell office:value-type="float" office:value="79.0091">
            <text:p>79.0091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2.16271">
            <text:p>2.16271</text:p>
          </table:table-cell>
          <table:table-cell office:value-type="float" office:value="15.7111">
            <text:p>15.7111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15.4278">
            <text:p>15.4278</text:p>
          </table:table-cell>
          <table:table-cell office:value-type="float" office:value="173.362">
            <text:p>173.362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73.5376">
            <text:p>73.5376</text:p>
          </table:table-cell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  <table:table-cell office:value-type="float" office:value="38.1945">
            <text:p>38.1945</text:p>
          </table:table-cell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  <table:table-cell office:value-type="float" office:value="203.902">
            <text:p>203.902</text:p>
          </table:table-cell>
        </table:table-row>
        <table:table-row table:style-name="ro1">
          <table:table-cell/>
          <table:table-cell office:value-type="float" office:value="149">
            <text:p>149</text:p>
          </table:table-cell>
          <table:table-cell/>
          <table:table-cell office:value-type="float" office:value="21.0711">
            <text:p>21.0711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  <table:table-cell office:value-type="float" office:value="70.4649">
            <text:p>70.4649</text:p>
          </table:table-cell>
        </table:table-row>
        <table:table-row table:style-name="ro1">
          <table:table-cell/>
          <table:table-cell office:value-type="float" office:value="151">
            <text:p>151</text:p>
          </table:table-cell>
          <table:table-cell/>
          <table:table-cell office:value-type="float" office:value="162.58">
            <text:p>162.58</text:p>
          </table:table-cell>
        </table:table-row>
        <table:table-row table:style-name="ro1">
          <table:table-cell/>
          <table:table-cell office:value-type="float" office:value="152">
            <text:p>152</text:p>
          </table:table-cell>
          <table:table-cell/>
          <table:table-cell office:value-type="float" office:value="29.02">
            <text:p>29.02</text:p>
          </table:table-cell>
        </table:table-row>
        <table:table-row table:style-name="ro1">
          <table:table-cell/>
          <table:table-cell office:value-type="float" office:value="153">
            <text:p>153</text:p>
          </table:table-cell>
          <table:table-cell/>
          <table:table-cell office:value-type="float" office:value="23.186">
            <text:p>23.186</text:p>
          </table:table-cell>
        </table:table-row>
        <table:table-row table:style-name="ro1">
          <table:table-cell/>
          <table:table-cell office:value-type="float" office:value="154">
            <text:p>154</text:p>
          </table:table-cell>
          <table:table-cell/>
          <table:table-cell office:value-type="float" office:value="212.805">
            <text:p>212.805</text:p>
          </table:table-cell>
        </table:table-row>
        <table:table-row table:style-name="ro1">
          <table:table-cell/>
          <table:table-cell office:value-type="float" office:value="155">
            <text:p>155</text:p>
          </table:table-cell>
          <table:table-cell/>
          <table:table-cell office:value-type="float" office:value="26.9576">
            <text:p>26.9576</text:p>
          </table:table-cell>
        </table:table-row>
        <table:table-row table:style-name="ro1">
          <table:table-cell/>
          <table:table-cell office:value-type="float" office:value="156">
            <text:p>156</text:p>
          </table:table-cell>
          <table:table-cell/>
          <table:table-cell office:value-type="float" office:value="58.1977">
            <text:p>58.1977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  <table:table-cell/>
          <table:table-cell office:value-type="float" office:value="180.391">
            <text:p>180.391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table-cell/>
          <table:table-cell office:value-type="float" office:value="23.6924">
            <text:p>23.6924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table-cell/>
          <table:table-cell office:value-type="float" office:value="30.6604">
            <text:p>30.6604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/>
          <table:table-cell office:value-type="float" office:value="216.605">
            <text:p>216.605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/>
          <table:table-cell office:value-type="float" office:value="15.4949">
            <text:p>15.4949</text:p>
          </table:table-cell>
        </table:table-row>
        <table:table-row table:style-name="ro1">
          <table:table-cell/>
          <table:table-cell office:value-type="float" office:value="162">
            <text:p>162</text:p>
          </table:table-cell>
          <table:table-cell/>
          <table:table-cell office:value-type="float" office:value="42.2988">
            <text:p>42.2988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/>
          <table:table-cell office:value-type="float" office:value="110.942">
            <text:p>110.942</text:p>
          </table:table-cell>
        </table:table-row>
        <table:table-row table:style-name="ro1">
          <table:table-cell/>
          <table:table-cell office:value-type="float" office:value="164">
            <text:p>164</text:p>
          </table:table-cell>
          <table:table-cell/>
          <table:table-cell office:value-type="float" office:value="108.674">
            <text:p>108.674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table-cell/>
          <table:table-cell office:value-type="float" office:value="1.28231">
            <text:p>1.28231</text:p>
          </table:table-cell>
        </table:table-row>
        <table:table-row table:style-name="ro1">
          <table:table-cell/>
          <table:table-cell office:value-type="float" office:value="166">
            <text:p>166</text:p>
          </table:table-cell>
          <table:table-cell/>
          <table:table-cell office:value-type="float" office:value="113.113">
            <text:p>113.113</text:p>
          </table:table-cell>
        </table:table-row>
        <table:table-row table:style-name="ro1">
          <table:table-cell/>
          <table:table-cell office:value-type="float" office:value="167">
            <text:p>167</text:p>
          </table:table-cell>
          <table:table-cell/>
          <table:table-cell office:value-type="float" office:value="146.589">
            <text:p>146.589</text:p>
          </table:table-cell>
        </table:table-row>
        <table:table-row table:style-name="ro1">
          <table:table-cell/>
          <table:table-cell office:value-type="float" office:value="168">
            <text:p>168</text:p>
          </table:table-cell>
          <table:table-cell/>
          <table:table-cell office:value-type="float" office:value="6.73534">
            <text:p>6.73534</text:p>
          </table:table-cell>
        </table:table-row>
        <table:table-row table:style-name="ro1">
          <table:table-cell/>
          <table:table-cell office:value-type="float" office:value="169">
            <text:p>169</text:p>
          </table:table-cell>
          <table:table-cell/>
          <table:table-cell office:value-type="float" office:value="140.2">
            <text:p>140.2</text:p>
          </table:table-cell>
        </table:table-row>
        <table:table-row table:style-name="ro1">
          <table:table-cell/>
          <table:table-cell office:value-type="float" office:value="170">
            <text:p>170</text:p>
          </table:table-cell>
          <table:table-cell/>
          <table:table-cell office:value-type="float" office:value="115.837">
            <text:p>115.837</text:p>
          </table:table-cell>
        </table:table-row>
        <table:table-row table:style-name="ro1">
          <table:table-cell/>
          <table:table-cell office:value-type="float" office:value="171">
            <text:p>171</text:p>
          </table:table-cell>
          <table:table-cell/>
          <table:table-cell office:value-type="float" office:value="11.4852">
            <text:p>11.4852</text:p>
          </table:table-cell>
        </table:table-row>
        <table:table-row table:style-name="ro1">
          <table:table-cell/>
          <table:table-cell office:value-type="float" office:value="172">
            <text:p>172</text:p>
          </table:table-cell>
          <table:table-cell/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173">
            <text:p>173</text:p>
          </table:table-cell>
          <table:table-cell/>
          <table:table-cell office:value-type="float" office:value="61.2999">
            <text:p>61.2999</text:p>
          </table:table-cell>
        </table:table-row>
        <table:table-row table:style-name="ro1">
          <table:table-cell/>
          <table:table-cell office:value-type="float" office:value="174">
            <text:p>174</text:p>
          </table:table-cell>
          <table:table-cell/>
          <table:table-cell office:value-type="float" office:value="34.8763">
            <text:p>34.8763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/>
          <table:table-cell office:value-type="float" office:value="104.335">
            <text:p>104.335</text:p>
          </table:table-cell>
        </table:table-row>
        <table:table-row table:style-name="ro1">
          <table:table-cell/>
          <table:table-cell office:value-type="float" office:value="176">
            <text:p>176</text:p>
          </table:table-cell>
          <table:table-cell/>
          <table:table-cell office:value-type="float" office:value="106.513">
            <text:p>106.513</text:p>
          </table:table-cell>
        </table:table-row>
        <table:table-row table:style-name="ro1">
          <table:table-cell/>
          <table:table-cell office:value-type="float" office:value="177">
            <text:p>177</text:p>
          </table:table-cell>
          <table:table-cell/>
          <table:table-cell office:value-type="float" office:value="17.2797">
            <text:p>17.2797</text:p>
          </table:table-cell>
        </table:table-row>
        <table:table-row table:style-name="ro1">
          <table:table-cell/>
          <table:table-cell office:value-type="float" office:value="178">
            <text:p>178</text:p>
          </table:table-cell>
          <table:table-cell/>
          <table:table-cell office:value-type="float" office:value="44.5008">
            <text:p>44.5008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/>
          <table:table-cell office:value-type="float" office:value="217.776">
            <text:p>217.776</text:p>
          </table:table-cell>
        </table:table-row>
        <table:table-row table:style-name="ro1">
          <table:table-cell/>
          <table:table-cell office:value-type="float" office:value="180">
            <text:p>180</text:p>
          </table:table-cell>
          <table:table-cell/>
          <table:table-cell office:value-type="float" office:value="0.70333">
            <text:p>0.70333</text:p>
          </table:table-cell>
        </table:table-row>
        <table:table-row table:style-name="ro1">
          <table:table-cell/>
          <table:table-cell office:value-type="float" office:value="181">
            <text:p>181</text:p>
          </table:table-cell>
          <table:table-cell/>
          <table:table-cell office:value-type="float" office:value="72.1121">
            <text:p>72.1121</text:p>
          </table:table-cell>
        </table:table-row>
        <table:table-row table:style-name="ro1">
          <table:table-cell/>
          <table:table-cell office:value-type="float" office:value="182">
            <text:p>182</text:p>
          </table:table-cell>
          <table:table-cell/>
          <table:table-cell office:value-type="float" office:value="189.43">
            <text:p>189.43</text:p>
          </table:table-cell>
        </table:table-row>
        <table:table-row table:style-name="ro1">
          <table:table-cell/>
          <table:table-cell office:value-type="float" office:value="183">
            <text:p>183</text:p>
          </table:table-cell>
          <table:table-cell/>
          <table:table-cell office:value-type="float" office:value="1.80117">
            <text:p>1.80117</text:p>
          </table:table-cell>
        </table:table-row>
        <table:table-row table:style-name="ro1">
          <table:table-cell/>
          <table:table-cell office:value-type="float" office:value="184">
            <text:p>184</text:p>
          </table:table-cell>
          <table:table-cell/>
          <table:table-cell office:value-type="float" office:value="105.777">
            <text:p>105.777</text:p>
          </table:table-cell>
        </table:table-row>
        <table:table-row table:style-name="ro1">
          <table:table-cell/>
          <table:table-cell office:value-type="float" office:value="185">
            <text:p>185</text:p>
          </table:table-cell>
          <table:table-cell/>
          <table:table-cell office:value-type="float" office:value="150.514">
            <text:p>150.514</text:p>
          </table:table-cell>
        </table:table-row>
        <table:table-row table:style-name="ro1">
          <table:table-cell/>
          <table:table-cell office:value-type="float" office:value="186">
            <text:p>186</text:p>
          </table:table-cell>
          <table:table-cell/>
          <table:table-cell office:value-type="float" office:value="5.87015">
            <text:p>5.87015</text:p>
          </table:table-cell>
        </table:table-row>
        <table:table-row table:style-name="ro1">
          <table:table-cell/>
          <table:table-cell office:value-type="float" office:value="187">
            <text:p>187</text:p>
          </table:table-cell>
          <table:table-cell/>
          <table:table-cell office:value-type="float" office:value="102.001">
            <text:p>102.001</text:p>
          </table:table-cell>
        </table:table-row>
        <table:table-row table:style-name="ro1">
          <table:table-cell/>
          <table:table-cell office:value-type="float" office:value="188">
            <text:p>188</text:p>
          </table:table-cell>
          <table:table-cell/>
          <table:table-cell office:value-type="float" office:value="151.781">
            <text:p>151.781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/>
          <table:table-cell office:value-type="float" office:value="0.895968">
            <text:p>0.895968</text:p>
          </table:table-cell>
        </table:table-row>
        <table:table-row table:style-name="ro1">
          <table:table-cell/>
          <table:table-cell office:value-type="float" office:value="190">
            <text:p>190</text:p>
          </table:table-cell>
          <table:table-cell/>
          <table:table-cell office:value-type="float" office:value="66.0203">
            <text:p>66.0203</text:p>
          </table:table-cell>
        </table:table-row>
        <table:table-row table:style-name="ro1">
          <table:table-cell/>
          <table:table-cell office:value-type="float" office:value="191">
            <text:p>191</text:p>
          </table:table-cell>
          <table:table-cell/>
          <table:table-cell office:value-type="float" office:value="195.684">
            <text:p>195.684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/>
          <table:table-cell office:value-type="float" office:value="0.707063">
            <text:p>0.707063</text:p>
          </table:table-cell>
        </table:table-row>
        <table:table-row table:style-name="ro1">
          <table:table-cell/>
          <table:table-cell office:value-type="float" office:value="193">
            <text:p>193</text:p>
          </table:table-cell>
          <table:table-cell/>
          <table:table-cell office:value-type="float" office:value="73.8542">
            <text:p>73.8542</text:p>
          </table:table-cell>
        </table:table-row>
        <table:table-row table:style-name="ro1">
          <table:table-cell/>
          <table:table-cell office:value-type="float" office:value="194">
            <text:p>194</text:p>
          </table:table-cell>
          <table:table-cell/>
          <table:table-cell office:value-type="float" office:value="187.955">
            <text:p>187.955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/>
          <table:table-cell office:value-type="float" office:value="1.88445">
            <text:p>1.88445</text:p>
          </table:table-cell>
        </table:table-row>
        <table:table-row table:style-name="ro1">
          <table:table-cell/>
          <table:table-cell office:value-type="float" office:value="196">
            <text:p>196</text:p>
          </table:table-cell>
          <table:table-cell/>
          <table:table-cell office:value-type="float" office:value="89.3658">
            <text:p>89.3658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/>
          <table:table-cell office:value-type="float" office:value="137.553">
            <text:p>137.553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/>
          <table:table-cell office:value-type="float" office:value="14.0823">
            <text:p>14.0823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/>
          <table:table-cell office:value-type="float" office:value="197.061">
            <text:p>197.061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/>
          <table:table-cell office:value-type="float" office:value="51.5689">
            <text:p>51.5689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/>
          <table:table-cell office:value-type="float" office:value="40.4519">
            <text:p>40.4519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/>
          <table:table-cell office:value-type="float" office:value="214.465">
            <text:p>214.465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office:value-type="float" office:value="8.19572">
            <text:p>8.19572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/>
          <table:table-cell office:value-type="float" office:value="80.4615">
            <text:p>80.4615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/>
          <table:table-cell office:value-type="float" office:value="181.61">
            <text:p>181.61</text:p>
          </table:table-cell>
        </table:table-row>
        <table:table-row table:style-name="ro1">
          <table:table-cell/>
          <table:table-cell office:value-type="float" office:value="207">
            <text:p>207</text:p>
          </table:table-cell>
          <table:table-cell/>
          <table:table-cell office:value-type="float" office:value="2.6984">
            <text:p>2.6984</text:p>
          </table:table-cell>
        </table:table-row>
        <table:table-row table:style-name="ro1">
          <table:table-cell/>
          <table:table-cell office:value-type="float" office:value="208">
            <text:p>208</text:p>
          </table:table-cell>
          <table:table-cell/>
          <table:table-cell office:value-type="float" office:value="114.005">
            <text:p>114.005</text:p>
          </table:table-cell>
        </table:table-row>
        <table:table-row table:style-name="ro1">
          <table:table-cell/>
          <table:table-cell office:value-type="float" office:value="209">
            <text:p>209</text:p>
          </table:table-cell>
          <table:table-cell/>
          <table:table-cell office:value-type="float" office:value="145.972">
            <text:p>145.972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/>
          <table:table-cell office:value-type="float" office:value="5.59438">
            <text:p>5.59438</text:p>
          </table:table-cell>
        </table:table-row>
        <table:table-row table:style-name="ro1">
          <table:table-cell/>
          <table:table-cell office:value-type="float" office:value="211">
            <text:p>211</text:p>
          </table:table-cell>
          <table:table-cell/>
          <table:table-cell office:value-type="float" office:value="144.403">
            <text:p>144.403</text:p>
          </table:table-cell>
        </table:table-row>
        <table:table-row table:style-name="ro1">
          <table:table-cell/>
          <table:table-cell office:value-type="float" office:value="212">
            <text:p>212</text:p>
          </table:table-cell>
          <table:table-cell/>
          <table:table-cell office:value-type="float" office:value="112.64">
            <text:p>112.64</text:p>
          </table:table-cell>
        </table:table-row>
        <table:table-row table:style-name="ro1">
          <table:table-cell/>
          <table:table-cell office:value-type="float" office:value="213">
            <text:p>213</text:p>
          </table:table-cell>
          <table:table-cell/>
          <table:table-cell office:value-type="float" office:value="11.8451">
            <text:p>11.8451</text:p>
          </table:table-cell>
        </table:table-row>
        <table:table-row table:style-name="ro1">
          <table:table-cell/>
          <table:table-cell office:value-type="float" office:value="214">
            <text:p>214</text:p>
          </table:table-cell>
          <table:table-cell/>
          <table:table-cell office:value-type="float" office:value="187.984">
            <text:p>187.984</text:p>
          </table:table-cell>
        </table:table-row>
        <table:table-row table:style-name="ro1">
          <table:table-cell/>
          <table:table-cell office:value-type="float" office:value="215">
            <text:p>215</text:p>
          </table:table-cell>
          <table:table-cell/>
          <table:table-cell office:value-type="float" office:value="63.0123">
            <text:p>63.0123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office:value-type="float" office:value="23.2809">
            <text:p>23.2809</text:p>
          </table:table-cell>
        </table:table-row>
        <table:table-row table:style-name="ro1">
          <table:table-cell/>
          <table:table-cell office:value-type="float" office:value="217">
            <text:p>217</text:p>
          </table:table-cell>
          <table:table-cell/>
          <table:table-cell office:value-type="float" office:value="206.706">
            <text:p>206.706</text:p>
          </table:table-cell>
        </table:table-row>
        <table:table-row table:style-name="ro1">
          <table:table-cell/>
          <table:table-cell office:value-type="float" office:value="218">
            <text:p>218</text:p>
          </table:table-cell>
          <table:table-cell/>
          <table:table-cell office:value-type="float" office:value="33.0754">
            <text:p>33.0754</text:p>
          </table:table-cell>
        </table:table-row>
        <table:table-row table:style-name="ro1">
          <table:table-cell/>
          <table:table-cell office:value-type="float" office:value="219">
            <text:p>219</text:p>
          </table:table-cell>
          <table:table-cell/>
          <table:table-cell office:value-type="float" office:value="63.6224">
            <text:p>63.6224</text:p>
          </table:table-cell>
        </table:table-row>
        <table:table-row table:style-name="ro1">
          <table:table-cell/>
          <table:table-cell office:value-type="float" office:value="220">
            <text:p>220</text:p>
          </table:table-cell>
          <table:table-cell/>
          <table:table-cell office:value-type="float" office:value="198.674">
            <text:p>198.674</text:p>
          </table:table-cell>
        </table:table-row>
        <table:table-row table:style-name="ro1">
          <table:table-cell/>
          <table:table-cell office:value-type="float" office:value="221">
            <text:p>221</text:p>
          </table:table-cell>
          <table:table-cell/>
          <table:table-cell office:value-type="float" office:value="0.169188">
            <text:p>0.169188</text:p>
          </table:table-cell>
        </table:table-row>
        <table:table-row table:style-name="ro1">
          <table:table-cell/>
          <table:table-cell office:value-type="float" office:value="222">
            <text:p>222</text:p>
          </table:table-cell>
          <table:table-cell/>
          <table:table-cell office:value-type="float" office:value="33.5623">
            <text:p>33.5623</text:p>
          </table:table-cell>
        </table:table-row>
        <table:table-row table:style-name="ro1">
          <table:table-cell/>
          <table:table-cell office:value-type="float" office:value="223">
            <text:p>223</text:p>
          </table:table-cell>
          <table:table-cell/>
          <table:table-cell office:value-type="float" office:value="203.949">
            <text:p>203.949</text:p>
          </table:table-cell>
        </table:table-row>
        <table:table-row table:style-name="ro1">
          <table:table-cell/>
          <table:table-cell office:value-type="float" office:value="224">
            <text:p>224</text:p>
          </table:table-cell>
          <table:table-cell/>
          <table:table-cell office:value-type="float" office:value="25.5455">
            <text:p>25.5455</text:p>
          </table:table-cell>
        </table:table-row>
        <table:table-row table:style-name="ro1">
          <table:table-cell/>
          <table:table-cell office:value-type="float" office:value="225">
            <text:p>225</text:p>
          </table:table-cell>
          <table:table-cell/>
          <table:table-cell office:value-type="float" office:value="54.8699">
            <text:p>54.8699</text:p>
          </table:table-cell>
        </table:table-row>
        <table:table-row table:style-name="ro1">
          <table:table-cell/>
          <table:table-cell office:value-type="float" office:value="226">
            <text:p>226</text:p>
          </table:table-cell>
          <table:table-cell/>
          <table:table-cell office:value-type="float" office:value="207.217">
            <text:p>207.217</text:p>
          </table:table-cell>
        </table:table-row>
        <table:table-row table:style-name="ro1">
          <table:table-cell/>
          <table:table-cell office:value-type="float" office:value="227">
            <text:p>227</text:p>
          </table:table-cell>
          <table:table-cell/>
          <table:table-cell office:value-type="float" office:value="1.05669">
            <text:p>1.05669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office:value-type="float" office:value="98.5435">
            <text:p>98.5435</text:p>
          </table:table-cell>
        </table:table-row>
        <table:table-row table:style-name="ro1">
          <table:table-cell/>
          <table:table-cell office:value-type="float" office:value="229">
            <text:p>229</text:p>
          </table:table-cell>
          <table:table-cell/>
          <table:table-cell office:value-type="float" office:value="163.086">
            <text:p>163.086</text:p>
          </table:table-cell>
        </table:table-row>
        <table:table-row table:style-name="ro1">
          <table:table-cell/>
          <table:table-cell office:value-type="float" office:value="230">
            <text:p>230</text:p>
          </table:table-cell>
          <table:table-cell/>
          <table:table-cell office:value-type="float" office:value="3.45496">
            <text:p>3.45496</text:p>
          </table:table-cell>
        </table:table-row>
        <table:table-row table:style-name="ro1">
          <table:table-cell/>
          <table:table-cell office:value-type="float" office:value="231">
            <text:p>231</text:p>
          </table:table-cell>
          <table:table-cell/>
          <table:table-cell office:value-type="float" office:value="113.485">
            <text:p>113.485</text:p>
          </table:table-cell>
        </table:table-row>
        <table:table-row table:style-name="ro1">
          <table:table-cell/>
          <table:table-cell office:value-type="float" office:value="232">
            <text:p>232</text:p>
          </table:table-cell>
          <table:table-cell/>
          <table:table-cell office:value-type="float" office:value="145.735">
            <text:p>145.735</text:p>
          </table:table-cell>
        </table:table-row>
        <table:table-row table:style-name="ro1">
          <table:table-cell/>
          <table:table-cell office:value-type="float" office:value="233">
            <text:p>233</text:p>
          </table:table-cell>
          <table:table-cell/>
          <table:table-cell office:value-type="float" office:value="5.63097">
            <text:p>5.63097</text:p>
          </table:table-cell>
        </table:table-row>
        <table:table-row table:style-name="ro1">
          <table:table-cell/>
          <table:table-cell office:value-type="float" office:value="234">
            <text:p>234</text:p>
          </table:table-cell>
          <table:table-cell/>
          <table:table-cell office:value-type="float" office:value="160.689">
            <text:p>160.689</text:p>
          </table:table-cell>
        </table:table-row>
        <table:table-row table:style-name="ro1">
          <table:table-cell/>
          <table:table-cell office:value-type="float" office:value="235">
            <text:p>235</text:p>
          </table:table-cell>
          <table:table-cell/>
          <table:table-cell office:value-type="float" office:value="96.3063">
            <text:p>96.3063</text:p>
          </table:table-cell>
        </table:table-row>
        <table:table-row table:style-name="ro1">
          <table:table-cell/>
          <table:table-cell office:value-type="float" office:value="236">
            <text:p>236</text:p>
          </table:table-cell>
          <table:table-cell/>
          <table:table-cell office:value-type="float" office:value="11.3416">
            <text:p>11.3416</text:p>
          </table:table-cell>
        </table:table-row>
        <table:table-row table:style-name="ro1">
          <table:table-cell/>
          <table:table-cell office:value-type="float" office:value="237">
            <text:p>237</text:p>
          </table:table-cell>
          <table:table-cell/>
          <table:table-cell office:value-type="float" office:value="172.357">
            <text:p>172.357</text:p>
          </table:table-cell>
        </table:table-row>
        <table:table-row table:style-name="ro1">
          <table:table-cell/>
          <table:table-cell office:value-type="float" office:value="238">
            <text:p>238</text:p>
          </table:table-cell>
          <table:table-cell/>
          <table:table-cell office:value-type="float" office:value="78.9091">
            <text:p>78.9091</text:p>
          </table:table-cell>
        </table:table-row>
        <table:table-row table:style-name="ro1">
          <table:table-cell/>
          <table:table-cell office:value-type="float" office:value="239">
            <text:p>239</text:p>
          </table:table-cell>
          <table:table-cell/>
          <table:table-cell office:value-type="float" office:value="22.0267">
            <text:p>22.0267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office:value-type="float" office:value="200.475">
            <text:p>200.475</text:p>
          </table:table-cell>
        </table:table-row>
        <table:table-row table:style-name="ro1">
          <table:table-cell/>
          <table:table-cell office:value-type="float" office:value="241">
            <text:p>241</text:p>
          </table:table-cell>
          <table:table-cell/>
          <table:table-cell office:value-type="float" office:value="40.3306">
            <text:p>40.3306</text:p>
          </table:table-cell>
        </table:table-row>
        <table:table-row table:style-name="ro1">
          <table:table-cell/>
          <table:table-cell office:value-type="float" office:value="242">
            <text:p>242</text:p>
          </table:table-cell>
          <table:table-cell/>
          <table:table-cell office:value-type="float" office:value="32.9744">
            <text:p>32.9744</text:p>
          </table:table-cell>
        </table:table-row>
        <table:table-row table:style-name="ro1">
          <table:table-cell/>
          <table:table-cell office:value-type="float" office:value="243">
            <text:p>243</text:p>
          </table:table-cell>
          <table:table-cell/>
          <table:table-cell office:value-type="float" office:value="218.294">
            <text:p>218.294</text:p>
          </table:table-cell>
        </table:table-row>
        <table:table-row table:style-name="ro1">
          <table:table-cell/>
          <table:table-cell office:value-type="float" office:value="244">
            <text:p>244</text:p>
          </table:table-cell>
          <table:table-cell/>
          <table:table-cell office:value-type="float" office:value="11.8979">
            <text:p>11.8979</text:p>
          </table:table-cell>
        </table:table-row>
        <table:table-row table:style-name="ro1">
          <table:table-cell/>
          <table:table-cell office:value-type="float" office:value="245">
            <text:p>245</text:p>
          </table:table-cell>
          <table:table-cell/>
          <table:table-cell office:value-type="float" office:value="60.4419">
            <text:p>60.4419</text:p>
          </table:table-cell>
        </table:table-row>
        <table:table-row table:style-name="ro1">
          <table:table-cell/>
          <table:table-cell office:value-type="float" office:value="246">
            <text:p>246</text:p>
          </table:table-cell>
          <table:table-cell/>
          <table:table-cell office:value-type="float" office:value="201.581">
            <text:p>201.581</text:p>
          </table:table-cell>
        </table:table-row>
        <table:table-row table:style-name="ro1">
          <table:table-cell/>
          <table:table-cell office:value-type="float" office:value="247">
            <text:p>247</text:p>
          </table:table-cell>
          <table:table-cell/>
          <table:table-cell office:value-type="float" office:value="1.26197">
            <text:p>1.26197</text:p>
          </table:table-cell>
        </table:table-row>
        <table:table-row table:style-name="ro1">
          <table:table-cell/>
          <table:table-cell office:value-type="float" office:value="248">
            <text:p>248</text:p>
          </table:table-cell>
          <table:table-cell/>
          <table:table-cell office:value-type="float" office:value="110.204">
            <text:p>110.204</text:p>
          </table:table-cell>
        </table:table-row>
        <table:table-row table:style-name="ro1">
          <table:table-cell/>
          <table:table-cell office:value-type="float" office:value="249">
            <text:p>249</text:p>
          </table:table-cell>
          <table:table-cell/>
          <table:table-cell office:value-type="float" office:value="151.213">
            <text:p>151.213</text:p>
          </table:table-cell>
        </table:table-row>
        <table:table-row table:style-name="ro1">
          <table:table-cell/>
          <table:table-cell office:value-type="float" office:value="250">
            <text:p>250</text:p>
          </table:table-cell>
          <table:table-cell/>
          <table:table-cell office:value-type="float" office:value="6.38507">
            <text:p>6.38507</text:p>
          </table:table-cell>
        </table:table-row>
        <table:table-row table:style-name="ro1">
          <table:table-cell/>
          <table:table-cell office:value-type="float" office:value="251">
            <text:p>251</text:p>
          </table:table-cell>
          <table:table-cell/>
          <table:table-cell office:value-type="float" office:value="160.152">
            <text:p>160.152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office:value-type="float" office:value="95.7423">
            <text:p>95.7423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/>
          <table:table-cell office:value-type="float" office:value="15.0041">
            <text:p>15.0041</text:p>
          </table:table-cell>
        </table:table-row>
        <table:table-row table:style-name="ro1">
          <table:table-cell/>
          <table:table-cell office:value-type="float" office:value="254">
            <text:p>254</text:p>
          </table:table-cell>
          <table:table-cell/>
          <table:table-cell office:value-type="float" office:value="180.259">
            <text:p>180.259</text:p>
          </table:table-cell>
        </table:table-row>
        <table:table-row table:style-name="ro1">
          <table:table-cell/>
          <table:table-cell office:value-type="float" office:value="255">
            <text:p>255</text:p>
          </table:table-cell>
          <table:table-cell/>
          <table:table-cell office:value-type="float" office:value="67.3234">
            <text:p>67.3234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office:value-type="float" office:value="29.0329">
            <text:p>29.0329</text:p>
          </table:table-cell>
        </table:table-row>
        <table:table-row table:style-name="ro1">
          <table:table-cell/>
          <table:table-cell office:value-type="float" office:value="257">
            <text:p>257</text:p>
          </table:table-cell>
          <table:table-cell/>
          <table:table-cell office:value-type="float" office:value="159.679">
            <text:p>159.679</text:p>
          </table:table-cell>
        </table:table-row>
        <table:table-row table:style-name="ro1">
          <table:table-cell/>
          <table:table-cell office:value-type="float" office:value="258">
            <text:p>258</text:p>
          </table:table-cell>
          <table:table-cell/>
          <table:table-cell office:value-type="float" office:value="74.0658">
            <text:p>74.0658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/>
          <table:table-cell office:value-type="float" office:value="9.69596">
            <text:p>9.69596</text:p>
          </table:table-cell>
        </table:table-row>
        <table:table-row table:style-name="ro1">
          <table:table-cell/>
          <table:table-cell office:value-type="float" office:value="260">
            <text:p>260</text:p>
          </table:table-cell>
          <table:table-cell/>
          <table:table-cell office:value-type="float" office:value="145.628">
            <text:p>145.628</text:p>
          </table:table-cell>
        </table:table-row>
        <table:table-row table:style-name="ro1">
          <table:table-cell/>
          <table:table-cell office:value-type="float" office:value="261">
            <text:p>261</text:p>
          </table:table-cell>
          <table:table-cell/>
          <table:table-cell office:value-type="float" office:value="107.306">
            <text:p>107.306</text:p>
          </table:table-cell>
        </table:table-row>
        <table:table-row table:style-name="ro1">
          <table:table-cell/>
          <table:table-cell office:value-type="float" office:value="262">
            <text:p>262</text:p>
          </table:table-cell>
          <table:table-cell/>
          <table:table-cell office:value-type="float" office:value="4.46764">
            <text:p>4.46764</text:p>
          </table:table-cell>
        </table:table-row>
        <table:table-row table:style-name="ro1">
          <table:table-cell/>
          <table:table-cell office:value-type="float" office:value="263">
            <text:p>263</text:p>
          </table:table-cell>
          <table:table-cell/>
          <table:table-cell office:value-type="float" office:value="103.841">
            <text:p>103.841</text:p>
          </table:table-cell>
        </table:table-row>
        <table:table-row table:style-name="ro1">
          <table:table-cell/>
          <table:table-cell office:value-type="float" office:value="264">
            <text:p>264</text:p>
          </table:table-cell>
          <table:table-cell/>
          <table:table-cell office:value-type="float" office:value="141.595">
            <text:p>141.595</text:p>
          </table:table-cell>
        </table:table-row>
        <table:table-row table:style-name="ro1">
          <table:table-cell/>
          <table:table-cell office:value-type="float" office:value="265">
            <text:p>265</text:p>
          </table:table-cell>
          <table:table-cell/>
          <table:table-cell office:value-type="float" office:value="13.1846">
            <text:p>13.1846</text:p>
          </table:table-cell>
        </table:table-row>
        <table:table-row table:style-name="ro1">
          <table:table-cell/>
          <table:table-cell office:value-type="float" office:value="266">
            <text:p>266</text:p>
          </table:table-cell>
          <table:table-cell/>
          <table:table-cell office:value-type="float" office:value="60.2515">
            <text:p>60.2515</text:p>
          </table:table-cell>
        </table:table-row>
        <table:table-row table:style-name="ro1">
          <table:table-cell/>
          <table:table-cell office:value-type="float" office:value="267">
            <text:p>267</text:p>
          </table:table-cell>
          <table:table-cell/>
          <table:table-cell office:value-type="float" office:value="134.575">
            <text:p>134.575</text:p>
          </table:table-cell>
        </table:table-row>
        <table:table-row table:style-name="ro1">
          <table:table-cell/>
          <table:table-cell office:value-type="float" office:value="268">
            <text:p>268</text:p>
          </table:table-cell>
          <table:table-cell/>
          <table:table-cell office:value-type="float" office:value="67.5079">
            <text:p>67.5079</text:p>
          </table:table-cell>
        </table:table-row>
        <table:table-row table:style-name="ro1">
          <table:table-cell/>
          <table:table-cell office:value-type="float" office:value="269">
            <text:p>269</text:p>
          </table:table-cell>
          <table:table-cell/>
          <table:table-cell office:value-type="float" office:value="7.61455">
            <text:p>7.61455</text:p>
          </table:table-cell>
        </table:table-row>
        <table:table-row table:style-name="ro1">
          <table:table-cell/>
          <table:table-cell office:value-type="float" office:value="270">
            <text:p>270</text:p>
          </table:table-cell>
          <table:table-cell/>
          <table:table-cell office:value-type="float" office:value="116.534">
            <text:p>116.534</text:p>
          </table:table-cell>
        </table:table-row>
        <table:table-row table:style-name="ro1">
          <table:table-cell/>
          <table:table-cell office:value-type="float" office:value="271">
            <text:p>271</text:p>
          </table:table-cell>
          <table:table-cell/>
          <table:table-cell office:value-type="float" office:value="133.415">
            <text:p>133.415</text:p>
          </table:table-cell>
        </table:table-row>
        <table:table-row table:style-name="ro1">
          <table:table-cell/>
          <table:table-cell office:value-type="float" office:value="272">
            <text:p>272</text:p>
          </table:table-cell>
          <table:table-cell/>
          <table:table-cell office:value-type="float" office:value="5.11293">
            <text:p>5.11293</text:p>
          </table:table-cell>
        </table:table-row>
        <table:table-row table:style-name="ro1">
          <table:table-cell/>
          <table:table-cell office:value-type="float" office:value="273">
            <text:p>273</text:p>
          </table:table-cell>
          <table:table-cell/>
          <table:table-cell office:value-type="float" office:value="9.9772">
            <text:p>9.9772</text:p>
          </table:table-cell>
        </table:table-row>
        <table:table-row table:style-name="ro1">
          <table:table-cell/>
          <table:table-cell office:value-type="float" office:value="274">
            <text:p>274</text:p>
          </table:table-cell>
          <table:table-cell/>
          <table:table-cell office:value-type="float" office:value="135.623">
            <text:p>135.623</text:p>
          </table:table-cell>
        </table:table-row>
        <table:table-row table:style-name="ro1">
          <table:table-cell/>
          <table:table-cell office:value-type="float" office:value="275">
            <text:p>275</text:p>
          </table:table-cell>
          <table:table-cell/>
          <table:table-cell office:value-type="float" office:value="98.073">
            <text:p>98.073</text:p>
          </table:table-cell>
        </table:table-row>
        <table:table-row table:style-name="ro1">
          <table:table-cell/>
          <table:table-cell office:value-type="float" office:value="276">
            <text:p>276</text:p>
          </table:table-cell>
          <table:table-cell/>
          <table:table-cell office:value-type="float" office:value="19.5606">
            <text:p>19.5606</text:p>
          </table:table-cell>
        </table:table-row>
        <table:table-row table:style-name="ro1">
          <table:table-cell/>
          <table:table-cell office:value-type="float" office:value="277">
            <text:p>277</text:p>
          </table:table-cell>
          <table:table-cell/>
          <table:table-cell office:value-type="float" office:value="57.4972">
            <text:p>57.4972</text:p>
          </table:table-cell>
        </table:table-row>
        <table:table-row table:style-name="ro1">
          <table:table-cell/>
          <table:table-cell office:value-type="float" office:value="278">
            <text:p>278</text:p>
          </table:table-cell>
          <table:table-cell/>
          <table:table-cell office:value-type="float" office:value="79.9269">
            <text:p>79.9269</text:p>
          </table:table-cell>
        </table:table-row>
        <table:table-row table:style-name="ro1">
          <table:table-cell/>
          <table:table-cell office:value-type="float" office:value="279">
            <text:p>279</text:p>
          </table:table-cell>
          <table:table-cell/>
          <table:table-cell office:value-type="float" office:value="124.685">
            <text:p>124.685</text:p>
          </table:table-cell>
        </table:table-row>
        <table:table-row table:style-name="ro1">
          <table:table-cell/>
          <table:table-cell office:value-type="float" office:value="280">
            <text:p>280</text:p>
          </table:table-cell>
          <table:table-cell/>
          <table:table-cell office:value-type="float" office:value="0.943801">
            <text:p>0.943801</text:p>
          </table:table-cell>
        </table:table-row>
        <table:table-row table:style-name="ro1">
          <table:table-cell/>
          <table:table-cell office:value-type="float" office:value="281">
            <text:p>281</text:p>
          </table:table-cell>
          <table:table-cell/>
          <table:table-cell office:value-type="float" office:value="79.8166">
            <text:p>79.8166</text:p>
          </table:table-cell>
        </table:table-row>
        <table:table-row table:style-name="ro1">
          <table:table-cell/>
          <table:table-cell office:value-type="float" office:value="282">
            <text:p>282</text:p>
          </table:table-cell>
          <table:table-cell/>
          <table:table-cell office:value-type="float" office:value="118.268">
            <text:p>118.268</text:p>
          </table:table-cell>
        </table:table-row>
        <table:table-row table:style-name="ro1">
          <table:table-cell/>
          <table:table-cell office:value-type="float" office:value="283">
            <text:p>283</text:p>
          </table:table-cell>
          <table:table-cell/>
          <table:table-cell office:value-type="float" office:value="63.6591">
            <text:p>63.6591</text:p>
          </table:table-cell>
        </table:table-row>
        <table:table-row table:style-name="ro1">
          <table:table-cell/>
          <table:table-cell office:value-type="float" office:value="284">
            <text:p>284</text:p>
          </table:table-cell>
          <table:table-cell/>
          <table:table-cell office:value-type="float" office:value="8.43271">
            <text:p>8.43271</text:p>
          </table:table-cell>
        </table:table-row>
        <table:table-row table:style-name="ro1">
          <table:table-cell/>
          <table:table-cell office:value-type="float" office:value="285">
            <text:p>285</text:p>
          </table:table-cell>
          <table:table-cell/>
          <table:table-cell office:value-type="float" office:value="152.965">
            <text:p>152.965</text:p>
          </table:table-cell>
        </table:table-row>
        <table:table-row table:style-name="ro1">
          <table:table-cell/>
          <table:table-cell office:value-type="float" office:value="286">
            <text:p>286</text:p>
          </table:table-cell>
          <table:table-cell/>
          <table:table-cell office:value-type="float" office:value="101.117">
            <text:p>101.117</text:p>
          </table:table-cell>
        </table:table-row>
        <table:table-row table:style-name="ro1">
          <table:table-cell/>
          <table:table-cell office:value-type="float" office:value="287">
            <text:p>287</text:p>
          </table:table-cell>
          <table:table-cell/>
          <table:table-cell office:value-type="float" office:value="0.987557">
            <text:p>0.987557</text:p>
          </table:table-cell>
        </table:table-row>
        <table:table-row table:style-name="ro1">
          <table:table-cell/>
          <table:table-cell office:value-type="float" office:value="288">
            <text:p>288</text:p>
          </table:table-cell>
          <table:table-cell/>
          <table:table-cell office:value-type="float" office:value="98.5717">
            <text:p>98.5717</text:p>
          </table:table-cell>
        </table:table-row>
        <table:table-row table:style-name="ro1">
          <table:table-cell/>
          <table:table-cell office:value-type="float" office:value="289">
            <text:p>289</text:p>
          </table:table-cell>
          <table:table-cell/>
          <table:table-cell office:value-type="float" office:value="154.362">
            <text:p>154.362</text:p>
          </table:table-cell>
        </table:table-row>
        <table:table-row table:style-name="ro1">
          <table:table-cell/>
          <table:table-cell office:value-type="float" office:value="290">
            <text:p>290</text:p>
          </table:table-cell>
          <table:table-cell/>
          <table:table-cell office:value-type="float" office:value="9.01759">
            <text:p>9.01759</text:p>
          </table:table-cell>
        </table:table-row>
        <table:table-row table:style-name="ro1">
          <table:table-cell/>
          <table:table-cell office:value-type="float" office:value="291">
            <text:p>291</text:p>
          </table:table-cell>
          <table:table-cell/>
          <table:table-cell office:value-type="float" office:value="52.1322">
            <text:p>52.1322</text:p>
          </table:table-cell>
        </table:table-row>
        <table:table-row table:style-name="ro1">
          <table:table-cell/>
          <table:table-cell office:value-type="float" office:value="292">
            <text:p>292</text:p>
          </table:table-cell>
          <table:table-cell/>
          <table:table-cell office:value-type="float" office:value="136.17">
            <text:p>136.17</text:p>
          </table:table-cell>
        </table:table-row>
        <table:table-row table:style-name="ro1">
          <table:table-cell/>
          <table:table-cell office:value-type="float" office:value="293">
            <text:p>293</text:p>
          </table:table-cell>
          <table:table-cell/>
          <table:table-cell office:value-type="float" office:value="74.0494">
            <text:p>74.0494</text:p>
          </table:table-cell>
        </table:table-row>
        <table:table-row table:style-name="ro1">
          <table:table-cell/>
          <table:table-cell office:value-type="float" office:value="294">
            <text:p>294</text:p>
          </table:table-cell>
          <table:table-cell/>
          <table:table-cell office:value-type="float" office:value="9.34576">
            <text:p>9.34576</text:p>
          </table:table-cell>
        </table:table-row>
        <table:table-row table:style-name="ro1">
          <table:table-cell/>
          <table:table-cell office:value-type="float" office:value="295">
            <text:p>295</text:p>
          </table:table-cell>
          <table:table-cell/>
          <table:table-cell office:value-type="float" office:value="141.603">
            <text:p>141.603</text:p>
          </table:table-cell>
        </table:table-row>
        <table:table-row table:style-name="ro1">
          <table:table-cell/>
          <table:table-cell office:value-type="float" office:value="296">
            <text:p>296</text:p>
          </table:table-cell>
          <table:table-cell/>
          <table:table-cell office:value-type="float" office:value="111.562">
            <text:p>111.562</text:p>
          </table:table-cell>
        </table:table-row>
        <table:table-row table:style-name="ro1">
          <table:table-cell/>
          <table:table-cell office:value-type="float" office:value="297">
            <text:p>297</text:p>
          </table:table-cell>
          <table:table-cell/>
          <table:table-cell office:value-type="float" office:value="1.80506">
            <text:p>1.80506</text:p>
          </table:table-cell>
        </table:table-row>
        <table:table-row table:style-name="ro1">
          <table:table-cell/>
          <table:table-cell office:value-type="float" office:value="298">
            <text:p>298</text:p>
          </table:table-cell>
          <table:table-cell/>
          <table:table-cell office:value-type="float" office:value="100.982">
            <text:p>100.982</text:p>
          </table:table-cell>
        </table:table-row>
        <table:table-row table:style-name="ro1">
          <table:table-cell/>
          <table:table-cell office:value-type="float" office:value="299">
            <text:p>299</text:p>
          </table:table-cell>
          <table:table-cell/>
          <table:table-cell office:value-type="float" office:value="103.383">
            <text:p>103.383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/>
          <table:table-cell office:value-type="float" office:value="56.5287">
            <text:p>56.5287</text:p>
          </table:table-cell>
        </table:table-row>
        <table:table-row table:style-name="ro1">
          <table:table-cell/>
          <table:table-cell office:value-type="float" office:value="301">
            <text:p>301</text:p>
          </table:table-cell>
          <table:table-cell/>
          <table:table-cell office:value-type="float" office:value="10.567">
            <text:p>10.567</text:p>
          </table:table-cell>
        </table:table-row>
        <table:table-row table:style-name="ro1">
          <table:table-cell/>
          <table:table-cell office:value-type="float" office:value="302">
            <text:p>302</text:p>
          </table:table-cell>
          <table:table-cell/>
          <table:table-cell office:value-type="float" office:value="131.75">
            <text:p>131.75</text:p>
          </table:table-cell>
        </table:table-row>
        <table:table-row table:style-name="ro1">
          <table:table-cell/>
          <table:table-cell office:value-type="float" office:value="303">
            <text:p>303</text:p>
          </table:table-cell>
          <table:table-cell/>
          <table:table-cell office:value-type="float" office:value="120.325">
            <text:p>120.325</text:p>
          </table:table-cell>
        </table:table-row>
        <table:table-row table:style-name="ro1">
          <table:table-cell/>
          <table:table-cell office:value-type="float" office:value="304">
            <text:p>304</text:p>
          </table:table-cell>
          <table:table-cell/>
          <table:table-cell office:value-type="float" office:value="1.05354">
            <text:p>1.05354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/>
          <table:table-cell office:value-type="float" office:value="94.1233">
            <text:p>94.1233</text:p>
          </table:table-cell>
        </table:table-row>
        <table:table-row table:style-name="ro1">
          <table:table-cell/>
          <table:table-cell office:value-type="float" office:value="306">
            <text:p>306</text:p>
          </table:table-cell>
          <table:table-cell/>
          <table:table-cell office:value-type="float" office:value="162.455">
            <text:p>162.455</text:p>
          </table:table-cell>
        </table:table-row>
        <table:table-row table:style-name="ro1">
          <table:table-cell/>
          <table:table-cell office:value-type="float" office:value="307">
            <text:p>307</text:p>
          </table:table-cell>
          <table:table-cell/>
          <table:table-cell office:value-type="float" office:value="5.74658">
            <text:p>5.74658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/>
          <table:table-cell office:value-type="float" office:value="70.4342">
            <text:p>70.4342</text:p>
          </table:table-cell>
        </table:table-row>
        <table:table-row table:style-name="ro1">
          <table:table-cell/>
          <table:table-cell office:value-type="float" office:value="309">
            <text:p>309</text:p>
          </table:table-cell>
          <table:table-cell/>
          <table:table-cell office:value-type="float" office:value="119.625">
            <text:p>119.625</text:p>
          </table:table-cell>
        </table:table-row>
        <table:table-row table:style-name="ro1">
          <table:table-cell/>
          <table:table-cell office:value-type="float" office:value="310">
            <text:p>310</text:p>
          </table:table-cell>
          <table:table-cell/>
          <table:table-cell office:value-type="float" office:value="71.8677">
            <text:p>71.8677</text:p>
          </table:table-cell>
        </table:table-row>
        <table:table-row table:style-name="ro1">
          <table:table-cell/>
          <table:table-cell office:value-type="float" office:value="311">
            <text:p>311</text:p>
          </table:table-cell>
          <table:table-cell/>
          <table:table-cell office:value-type="float" office:value="7.57736">
            <text:p>7.57736</text:p>
          </table:table-cell>
        </table:table-row>
        <table:table-row table:style-name="ro1">
          <table:table-cell/>
          <table:table-cell office:value-type="float" office:value="312">
            <text:p>312</text:p>
          </table:table-cell>
          <table:table-cell/>
          <table:table-cell office:value-type="float" office:value="97.5447">
            <text:p>97.5447</text:p>
          </table:table-cell>
        </table:table-row>
        <table:table-row table:style-name="ro1">
          <table:table-cell/>
          <table:table-cell office:value-type="float" office:value="313">
            <text:p>313</text:p>
          </table:table-cell>
          <table:table-cell/>
          <table:table-cell office:value-type="float" office:value="106.494">
            <text:p>106.494</text:p>
          </table:table-cell>
        </table:table-row>
        <table:table-row table:style-name="ro1">
          <table:table-cell/>
          <table:table-cell office:value-type="float" office:value="314">
            <text:p>314</text:p>
          </table:table-cell>
          <table:table-cell/>
          <table:table-cell office:value-type="float" office:value="51.0781">
            <text:p>51.0781</text:p>
          </table:table-cell>
        </table:table-row>
        <table:table-row table:style-name="ro1">
          <table:table-cell/>
          <table:table-cell office:value-type="float" office:value="315">
            <text:p>315</text:p>
          </table:table-cell>
          <table:table-cell/>
          <table:table-cell office:value-type="float" office:value="18.1464">
            <text:p>18.1464</text:p>
          </table:table-cell>
        </table:table-row>
        <table:table-row table:style-name="ro1">
          <table:table-cell/>
          <table:table-cell office:value-type="float" office:value="316">
            <text:p>316</text:p>
          </table:table-cell>
          <table:table-cell/>
          <table:table-cell office:value-type="float" office:value="144.976">
            <text:p>144.976</text:p>
          </table:table-cell>
        </table:table-row>
        <table:table-row table:style-name="ro1">
          <table:table-cell/>
          <table:table-cell office:value-type="float" office:value="317">
            <text:p>317</text:p>
          </table:table-cell>
          <table:table-cell/>
          <table:table-cell office:value-type="float" office:value="99.5584">
            <text:p>99.5584</text:p>
          </table:table-cell>
        </table:table-row>
        <table:table-row table:style-name="ro1">
          <table:table-cell/>
          <table:table-cell office:value-type="float" office:value="318">
            <text:p>318</text:p>
          </table:table-cell>
          <table:table-cell/>
          <table:table-cell office:value-type="float" office:value="7.49817">
            <text:p>7.49817</text:p>
          </table:table-cell>
        </table:table-row>
        <table:table-row table:style-name="ro1">
          <table:table-cell/>
          <table:table-cell office:value-type="float" office:value="319">
            <text:p>319</text:p>
          </table:table-cell>
          <table:table-cell/>
          <table:table-cell office:value-type="float" office:value="117.2">
            <text:p>117.2</text:p>
          </table:table-cell>
        </table:table-row>
        <table:table-row table:style-name="ro1">
          <table:table-cell/>
          <table:table-cell office:value-type="float" office:value="320">
            <text:p>320</text:p>
          </table:table-cell>
          <table:table-cell/>
          <table:table-cell office:value-type="float" office:value="86.9085">
            <text:p>86.9085</text:p>
          </table:table-cell>
        </table:table-row>
        <table:table-row table:style-name="ro1">
          <table:table-cell/>
          <table:table-cell office:value-type="float" office:value="321">
            <text:p>321</text:p>
          </table:table-cell>
          <table:table-cell/>
          <table:table-cell office:value-type="float" office:value="51.0172">
            <text:p>51.0172</text:p>
          </table:table-cell>
        </table:table-row>
        <table:table-row table:style-name="ro1">
          <table:table-cell/>
          <table:table-cell office:value-type="float" office:value="322">
            <text:p>322</text:p>
          </table:table-cell>
          <table:table-cell/>
          <table:table-cell office:value-type="float" office:value="20.2832">
            <text:p>20.2832</text:p>
          </table:table-cell>
        </table:table-row>
        <table:table-row table:style-name="ro1">
          <table:table-cell/>
          <table:table-cell office:value-type="float" office:value="323">
            <text:p>323</text:p>
          </table:table-cell>
          <table:table-cell/>
          <table:table-cell office:value-type="float" office:value="153.763">
            <text:p>153.763</text:p>
          </table:table-cell>
        </table:table-row>
        <table:table-row table:style-name="ro1">
          <table:table-cell/>
          <table:table-cell office:value-type="float" office:value="324">
            <text:p>324</text:p>
          </table:table-cell>
          <table:table-cell/>
          <table:table-cell office:value-type="float" office:value="88.6907">
            <text:p>88.6907</text:p>
          </table:table-cell>
        </table:table-row>
        <table:table-row table:style-name="ro1">
          <table:table-cell/>
          <table:table-cell office:value-type="float" office:value="325">
            <text:p>325</text:p>
          </table:table-cell>
          <table:table-cell/>
          <table:table-cell office:value-type="float" office:value="3.41003">
            <text:p>3.41003</text:p>
          </table:table-cell>
        </table:table-row>
        <table:table-row table:style-name="ro1">
          <table:table-cell/>
          <table:table-cell office:value-type="float" office:value="326">
            <text:p>326</text:p>
          </table:table-cell>
          <table:table-cell/>
          <table:table-cell office:value-type="float" office:value="66.4504">
            <text:p>66.4504</text:p>
          </table:table-cell>
        </table:table-row>
        <table:table-row table:style-name="ro1">
          <table:table-cell/>
          <table:table-cell office:value-type="float" office:value="327">
            <text:p>327</text:p>
          </table:table-cell>
          <table:table-cell/>
          <table:table-cell office:value-type="float" office:value="134.161">
            <text:p>134.161</text:p>
          </table:table-cell>
        </table:table-row>
        <table:table-row table:style-name="ro1">
          <table:table-cell/>
          <table:table-cell office:value-type="float" office:value="328">
            <text:p>328</text:p>
          </table:table-cell>
          <table:table-cell/>
          <table:table-cell office:value-type="float" office:value="58.6681">
            <text:p>58.6681</text:p>
          </table:table-cell>
        </table:table-row>
        <table:table-row table:style-name="ro1">
          <table:table-cell/>
          <table:table-cell office:value-type="float" office:value="329">
            <text:p>329</text:p>
          </table:table-cell>
          <table:table-cell/>
          <table:table-cell office:value-type="float" office:value="12.5946">
            <text:p>12.5946</text:p>
          </table:table-cell>
        </table:table-row>
        <table:table-row table:style-name="ro1">
          <table:table-cell/>
          <table:table-cell office:value-type="float" office:value="330">
            <text:p>330</text:p>
          </table:table-cell>
          <table:table-cell/>
          <table:table-cell office:value-type="float" office:value="86.4939">
            <text:p>86.4939</text:p>
          </table:table-cell>
        </table:table-row>
        <table:table-row table:style-name="ro1">
          <table:table-cell/>
          <table:table-cell office:value-type="float" office:value="331">
            <text:p>331</text:p>
          </table:table-cell>
          <table:table-cell/>
          <table:table-cell office:value-type="float" office:value="153.685">
            <text:p>153.685</text:p>
          </table:table-cell>
        </table:table-row>
        <table:table-row table:style-name="ro1">
          <table:table-cell/>
          <table:table-cell office:value-type="float" office:value="332">
            <text:p>332</text:p>
          </table:table-cell>
          <table:table-cell/>
          <table:table-cell office:value-type="float" office:value="10.5727">
            <text:p>10.5727</text:p>
          </table:table-cell>
        </table:table-row>
        <table:table-row table:style-name="ro1">
          <table:table-cell/>
          <table:table-cell office:value-type="float" office:value="333">
            <text:p>333</text:p>
          </table:table-cell>
          <table:table-cell/>
          <table:table-cell office:value-type="float" office:value="64.0284">
            <text:p>64.0284</text:p>
          </table:table-cell>
        </table:table-row>
        <table:table-row table:style-name="ro1">
          <table:table-cell/>
          <table:table-cell office:value-type="float" office:value="334">
            <text:p>334</text:p>
          </table:table-cell>
          <table:table-cell/>
          <table:table-cell office:value-type="float" office:value="113.864">
            <text:p>113.864</text:p>
          </table:table-cell>
        </table:table-row>
        <table:table-row table:style-name="ro1">
          <table:table-cell/>
          <table:table-cell office:value-type="float" office:value="335">
            <text:p>335</text:p>
          </table:table-cell>
          <table:table-cell/>
          <table:table-cell office:value-type="float" office:value="84.2403">
            <text:p>84.2403</text:p>
          </table:table-cell>
        </table:table-row>
        <table:table-row table:style-name="ro1">
          <table:table-cell/>
          <table:table-cell office:value-type="float" office:value="336">
            <text:p>336</text:p>
          </table:table-cell>
          <table:table-cell/>
          <table:table-cell office:value-type="float" office:value="6.33364">
            <text:p>6.33364</text:p>
          </table:table-cell>
        </table:table-row>
        <table:table-row table:style-name="ro1">
          <table:table-cell/>
          <table:table-cell office:value-type="float" office:value="337">
            <text:p>337</text:p>
          </table:table-cell>
          <table:table-cell/>
          <table:table-cell office:value-type="float" office:value="134.91">
            <text:p>134.91</text:p>
          </table:table-cell>
        </table:table-row>
        <table:table-row table:style-name="ro1">
          <table:table-cell/>
          <table:table-cell office:value-type="float" office:value="338">
            <text:p>338</text:p>
          </table:table-cell>
          <table:table-cell/>
          <table:table-cell office:value-type="float" office:value="120.45">
            <text:p>120.45</text:p>
          </table:table-cell>
        </table:table-row>
        <table:table-row table:style-name="ro1">
          <table:table-cell/>
          <table:table-cell office:value-type="float" office:value="339">
            <text:p>339</text:p>
          </table:table-cell>
          <table:table-cell/>
          <table:table-cell office:value-type="float" office:value="0.810967">
            <text:p>0.810967</text:p>
          </table:table-cell>
        </table:table-row>
        <table:table-row table:style-name="ro1">
          <table:table-cell/>
          <table:table-cell office:value-type="float" office:value="340">
            <text:p>340</text:p>
          </table:table-cell>
          <table:table-cell/>
          <table:table-cell office:value-type="float" office:value="70.3839">
            <text:p>70.3839</text:p>
          </table:table-cell>
        </table:table-row>
        <table:table-row table:style-name="ro1">
          <table:table-cell/>
          <table:table-cell office:value-type="float" office:value="341">
            <text:p>341</text:p>
          </table:table-cell>
          <table:table-cell/>
          <table:table-cell office:value-type="float" office:value="138.224">
            <text:p>138.224</text:p>
          </table:table-cell>
        </table:table-row>
        <table:table-row table:style-name="ro1">
          <table:table-cell/>
          <table:table-cell office:value-type="float" office:value="342">
            <text:p>342</text:p>
          </table:table-cell>
          <table:table-cell/>
          <table:table-cell office:value-type="float" office:value="53.2497">
            <text:p>53.2497</text:p>
          </table:table-cell>
        </table:table-row>
        <table:table-row table:style-name="ro1">
          <table:table-cell/>
          <table:table-cell office:value-type="float" office:value="343">
            <text:p>343</text:p>
          </table:table-cell>
          <table:table-cell/>
          <table:table-cell office:value-type="float" office:value="6.8513">
            <text:p>6.8513</text:p>
          </table:table-cell>
        </table:table-row>
        <table:table-row table:style-name="ro1">
          <table:table-cell/>
          <table:table-cell office:value-type="float" office:value="344">
            <text:p>344</text:p>
          </table:table-cell>
          <table:table-cell/>
          <table:table-cell office:value-type="float" office:value="115.008">
            <text:p>115.008</text:p>
          </table:table-cell>
        </table:table-row>
        <table:table-row table:style-name="ro1">
          <table:table-cell/>
          <table:table-cell office:value-type="float" office:value="345">
            <text:p>345</text:p>
          </table:table-cell>
          <table:table-cell/>
          <table:table-cell office:value-type="float" office:value="137.807">
            <text:p>137.807</text:p>
          </table:table-cell>
        </table:table-row>
        <table:table-row table:style-name="ro1">
          <table:table-cell/>
          <table:table-cell office:value-type="float" office:value="346">
            <text:p>346</text:p>
          </table:table-cell>
          <table:table-cell/>
          <table:table-cell office:value-type="float" office:value="3.4702">
            <text:p>3.4702</text:p>
          </table:table-cell>
        </table:table-row>
        <table:table-row table:style-name="ro1">
          <table:table-cell/>
          <table:table-cell office:value-type="float" office:value="347">
            <text:p>347</text:p>
          </table:table-cell>
          <table:table-cell/>
          <table:table-cell office:value-type="float" office:value="70.8517">
            <text:p>70.8517</text:p>
          </table:table-cell>
        </table:table-row>
        <table:table-row table:style-name="ro1">
          <table:table-cell/>
          <table:table-cell office:value-type="float" office:value="348">
            <text:p>348</text:p>
          </table:table-cell>
          <table:table-cell/>
          <table:table-cell office:value-type="float" office:value="153.202">
            <text:p>153.202</text:p>
          </table:table-cell>
        </table:table-row>
        <table:table-row table:style-name="ro1">
          <table:table-cell/>
          <table:table-cell office:value-type="float" office:value="349">
            <text:p>349</text:p>
          </table:table-cell>
          <table:table-cell/>
          <table:table-cell office:value-type="float" office:value="37.786">
            <text:p>37.786</text:p>
          </table:table-cell>
        </table:table-row>
        <table:table-row table:style-name="ro1">
          <table:table-cell/>
          <table:table-cell office:value-type="float" office:value="350">
            <text:p>350</text:p>
          </table:table-cell>
          <table:table-cell/>
          <table:table-cell office:value-type="float" office:value="31.8137">
            <text:p>31.8137</text:p>
          </table:table-cell>
        </table:table-row>
        <table:table-row table:style-name="ro1">
          <table:table-cell/>
          <table:table-cell office:value-type="float" office:value="351">
            <text:p>351</text:p>
          </table:table-cell>
          <table:table-cell/>
          <table:table-cell office:value-type="float" office:value="174.156">
            <text:p>174.156</text:p>
          </table:table-cell>
        </table:table-row>
        <table:table-row table:style-name="ro1">
          <table:table-cell/>
          <table:table-cell office:value-type="float" office:value="352">
            <text:p>352</text:p>
          </table:table-cell>
          <table:table-cell/>
          <table:table-cell office:value-type="float" office:value="56.555">
            <text:p>56.555</text:p>
          </table:table-cell>
        </table:table-row>
        <table:table-row table:style-name="ro1">
          <table:table-cell/>
          <table:table-cell office:value-type="float" office:value="353">
            <text:p>353</text:p>
          </table:table-cell>
          <table:table-cell/>
          <table:table-cell office:value-type="float" office:value="51.6175">
            <text:p>51.6175</text:p>
          </table:table-cell>
        </table:table-row>
        <table:table-row table:style-name="ro1">
          <table:table-cell/>
          <table:table-cell office:value-type="float" office:value="354">
            <text:p>354</text:p>
          </table:table-cell>
          <table:table-cell/>
          <table:table-cell office:value-type="float" office:value="153.61">
            <text:p>153.61</text:p>
          </table:table-cell>
        </table:table-row>
        <table:table-row table:style-name="ro1">
          <table:table-cell/>
          <table:table-cell office:value-type="float" office:value="355">
            <text:p>355</text:p>
          </table:table-cell>
          <table:table-cell/>
          <table:table-cell office:value-type="float" office:value="57.0905">
            <text:p>57.0905</text:p>
          </table:table-cell>
        </table:table-row>
        <table:table-row table:style-name="ro1">
          <table:table-cell/>
          <table:table-cell office:value-type="float" office:value="356">
            <text:p>356</text:p>
          </table:table-cell>
          <table:table-cell/>
          <table:table-cell office:value-type="float" office:value="12.8834">
            <text:p>12.8834</text:p>
          </table:table-cell>
        </table:table-row>
        <table:table-row table:style-name="ro1">
          <table:table-cell/>
          <table:table-cell office:value-type="float" office:value="357">
            <text:p>357</text:p>
          </table:table-cell>
          <table:table-cell/>
          <table:table-cell office:value-type="float" office:value="181.869">
            <text:p>181.869</text:p>
          </table:table-cell>
        </table:table-row>
        <table:table-row table:style-name="ro1">
          <table:table-cell/>
          <table:table-cell office:value-type="float" office:value="358">
            <text:p>358</text:p>
          </table:table-cell>
          <table:table-cell/>
          <table:table-cell office:value-type="float" office:value="67.6207">
            <text:p>67.6207</text:p>
          </table:table-cell>
        </table:table-row>
        <table:table-row table:style-name="ro1">
          <table:table-cell/>
          <table:table-cell office:value-type="float" office:value="359">
            <text:p>359</text:p>
          </table:table-cell>
          <table:table-cell/>
          <table:table-cell office:value-type="float" office:value="10.3286">
            <text:p>10.3286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/>
          <table:table-cell office:value-type="float" office:value="169.16">
            <text:p>169.16</text:p>
          </table:table-cell>
        </table:table-row>
        <table:table-row table:style-name="ro1">
          <table:table-cell/>
          <table:table-cell office:value-type="float" office:value="361">
            <text:p>361</text:p>
          </table:table-cell>
          <table:table-cell/>
          <table:table-cell office:value-type="float" office:value="82.3142">
            <text:p>82.3142</text:p>
          </table:table-cell>
        </table:table-row>
        <table:table-row table:style-name="ro1">
          <table:table-cell/>
          <table:table-cell office:value-type="float" office:value="362">
            <text:p>362</text:p>
          </table:table-cell>
          <table:table-cell/>
          <table:table-cell office:value-type="float" office:value="25.8442">
            <text:p>25.8442</text:p>
          </table:table-cell>
        </table:table-row>
        <table:table-row table:style-name="ro1">
          <table:table-cell/>
          <table:table-cell office:value-type="float" office:value="363">
            <text:p>363</text:p>
          </table:table-cell>
          <table:table-cell/>
          <table:table-cell office:value-type="float" office:value="186.945">
            <text:p>186.945</text:p>
          </table:table-cell>
        </table:table-row>
        <table:table-row table:style-name="ro1">
          <table:table-cell/>
          <table:table-cell office:value-type="float" office:value="364">
            <text:p>364</text:p>
          </table:table-cell>
          <table:table-cell/>
          <table:table-cell office:value-type="float" office:value="50.0498">
            <text:p>50.0498</text:p>
          </table:table-cell>
        </table:table-row>
        <table:table-row table:style-name="ro1">
          <table:table-cell/>
          <table:table-cell office:value-type="float" office:value="365">
            <text:p>365</text:p>
          </table:table-cell>
          <table:table-cell/>
          <table:table-cell office:value-type="float" office:value="32.0465">
            <text:p>32.0465</text:p>
          </table:table-cell>
        </table:table-row>
        <table:table-row table:style-name="ro1">
          <table:table-cell/>
          <table:table-cell office:value-type="float" office:value="366">
            <text:p>366</text:p>
          </table:table-cell>
          <table:table-cell/>
          <table:table-cell office:value-type="float" office:value="193.558">
            <text:p>193.558</text:p>
          </table:table-cell>
        </table:table-row>
        <table:table-row table:style-name="ro1">
          <table:table-cell/>
          <table:table-cell office:value-type="float" office:value="367">
            <text:p>367</text:p>
          </table:table-cell>
          <table:table-cell/>
          <table:table-cell office:value-type="float" office:value="35.4902">
            <text:p>35.4902</text:p>
          </table:table-cell>
        </table:table-row>
        <table:table-row table:style-name="ro1">
          <table:table-cell/>
          <table:table-cell office:value-type="float" office:value="368">
            <text:p>368</text:p>
          </table:table-cell>
          <table:table-cell/>
          <table:table-cell office:value-type="float" office:value="54.9021">
            <text:p>54.9021</text:p>
          </table:table-cell>
        </table:table-row>
        <table:table-row table:style-name="ro1">
          <table:table-cell/>
          <table:table-cell office:value-type="float" office:value="369">
            <text:p>369</text:p>
          </table:table-cell>
          <table:table-cell/>
          <table:table-cell office:value-type="float" office:value="137.877">
            <text:p>137.877</text:p>
          </table:table-cell>
        </table:table-row>
        <table:table-row table:style-name="ro1">
          <table:table-cell/>
          <table:table-cell office:value-type="float" office:value="370">
            <text:p>370</text:p>
          </table:table-cell>
          <table:table-cell/>
          <table:table-cell office:value-type="float" office:value="68.5177">
            <text:p>68.5177</text:p>
          </table:table-cell>
        </table:table-row>
        <table:table-row table:style-name="ro1">
          <table:table-cell/>
          <table:table-cell office:value-type="float" office:value="371">
            <text:p>371</text:p>
          </table:table-cell>
          <table:table-cell/>
          <table:table-cell office:value-type="float" office:value="11.0741">
            <text:p>11.0741</text:p>
          </table:table-cell>
        </table:table-row>
        <table:table-row table:style-name="ro1">
          <table:table-cell/>
          <table:table-cell office:value-type="float" office:value="372">
            <text:p>372</text:p>
          </table:table-cell>
          <table:table-cell/>
          <table:table-cell office:value-type="float" office:value="147.334">
            <text:p>147.334</text:p>
          </table:table-cell>
        </table:table-row>
        <table:table-row table:style-name="ro1">
          <table:table-cell/>
          <table:table-cell office:value-type="float" office:value="373">
            <text:p>373</text:p>
          </table:table-cell>
          <table:table-cell/>
          <table:table-cell office:value-type="float" office:value="104.346">
            <text:p>104.346</text:p>
          </table:table-cell>
        </table:table-row>
        <table:table-row table:style-name="ro1">
          <table:table-cell/>
          <table:table-cell office:value-type="float" office:value="374">
            <text:p>374</text:p>
          </table:table-cell>
          <table:table-cell/>
          <table:table-cell office:value-type="float" office:value="0.669272">
            <text:p>0.669272</text:p>
          </table:table-cell>
        </table:table-row>
        <table:table-row table:style-name="ro1">
          <table:table-cell/>
          <table:table-cell office:value-type="float" office:value="375">
            <text:p>375</text:p>
          </table:table-cell>
          <table:table-cell/>
          <table:table-cell office:value-type="float" office:value="69.9024">
            <text:p>69.9024</text:p>
          </table:table-cell>
        </table:table-row>
        <table:table-row table:style-name="ro1">
          <table:table-cell/>
          <table:table-cell office:value-type="float" office:value="376">
            <text:p>376</text:p>
          </table:table-cell>
          <table:table-cell/>
          <table:table-cell office:value-type="float" office:value="179.896">
            <text:p>179.896</text:p>
          </table:table-cell>
        </table:table-row>
        <table:table-row table:style-name="ro1">
          <table:table-cell/>
          <table:table-cell office:value-type="float" office:value="377">
            <text:p>377</text:p>
          </table:table-cell>
          <table:table-cell/>
          <table:table-cell office:value-type="float" office:value="12.0958">
            <text:p>12.0958</text:p>
          </table:table-cell>
        </table:table-row>
        <table:table-row table:style-name="ro1">
          <table:table-cell/>
          <table:table-cell office:value-type="float" office:value="378">
            <text:p>378</text:p>
          </table:table-cell>
          <table:table-cell/>
          <table:table-cell office:value-type="float" office:value="23.0423">
            <text:p>23.0423</text:p>
          </table:table-cell>
        </table:table-row>
        <table:table-row table:style-name="ro1">
          <table:table-cell/>
          <table:table-cell office:value-type="float" office:value="379">
            <text:p>379</text:p>
          </table:table-cell>
          <table:table-cell/>
          <table:table-cell office:value-type="float" office:value="118.863">
            <text:p>118.863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/>
          <table:table-cell office:value-type="float" office:value="120.72">
            <text:p>120.72</text:p>
          </table:table-cell>
        </table:table-row>
        <table:table-row table:style-name="ro1">
          <table:table-cell/>
          <table:table-cell office:value-type="float" office:value="382">
            <text:p>382</text:p>
          </table:table-cell>
          <table:table-cell/>
          <table:table-cell office:value-type="float" office:value="4.75051">
            <text:p>4.75051</text:p>
          </table:table-cell>
        </table:table-row>
        <table:table-row table:style-name="ro1">
          <table:table-cell/>
          <table:table-cell office:value-type="float" office:value="383">
            <text:p>383</text:p>
          </table:table-cell>
          <table:table-cell/>
          <table:table-cell office:value-type="float" office:value="142.946">
            <text:p>142.946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/>
          <table:table-cell office:value-type="float" office:value="114.942">
            <text:p>114.942</text:p>
          </table:table-cell>
        </table:table-row>
        <table:table-row table:style-name="ro1">
          <table:table-cell/>
          <table:table-cell office:value-type="float" office:value="385">
            <text:p>385</text:p>
          </table:table-cell>
          <table:table-cell/>
          <table:table-cell office:value-type="float" office:value="7.49132">
            <text:p>7.49132</text:p>
          </table:table-cell>
        </table:table-row>
        <table:table-row table:style-name="ro1">
          <table:table-cell/>
          <table:table-cell office:value-type="float" office:value="386">
            <text:p>386</text:p>
          </table:table-cell>
          <table:table-cell/>
          <table:table-cell office:value-type="float" office:value="158.206">
            <text:p>158.206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/>
          <table:table-cell office:value-type="float" office:value="96.9238">
            <text:p>96.9238</text:p>
          </table:table-cell>
        </table:table-row>
        <table:table-row table:style-name="ro1">
          <table:table-cell/>
          <table:table-cell office:value-type="float" office:value="388">
            <text:p>388</text:p>
          </table:table-cell>
          <table:table-cell/>
          <table:table-cell office:value-type="float" office:value="17.1806">
            <text:p>17.1806</text:p>
          </table:table-cell>
        </table:table-row>
        <table:table-row table:style-name="ro1">
          <table:table-cell/>
          <table:table-cell office:value-type="float" office:value="389">
            <text:p>389</text:p>
          </table:table-cell>
          <table:table-cell/>
          <table:table-cell office:value-type="float" office:value="153.111">
            <text:p>153.111</text:p>
          </table:table-cell>
        </table:table-row>
        <table:table-row table:style-name="ro1">
          <table:table-cell/>
          <table:table-cell office:value-type="float" office:value="390">
            <text:p>390</text:p>
          </table:table-cell>
          <table:table-cell/>
          <table:table-cell office:value-type="float" office:value="92.2251">
            <text:p>92.2251</text:p>
          </table:table-cell>
        </table:table-row>
        <table:table-row table:style-name="ro1">
          <table:table-cell/>
          <table:table-cell office:value-type="float" office:value="391">
            <text:p>391</text:p>
          </table:table-cell>
          <table:table-cell/>
          <table:table-cell office:value-type="float" office:value="0.907573">
            <text:p>0.907573</text:p>
          </table:table-cell>
        </table:table-row>
        <table:table-row table:style-name="ro1">
          <table:table-cell/>
          <table:table-cell office:value-type="float" office:value="392">
            <text:p>392</text:p>
          </table:table-cell>
          <table:table-cell/>
          <table:table-cell office:value-type="float" office:value="92.9064">
            <text:p>92.9064</text:p>
          </table:table-cell>
        </table:table-row>
        <table:table-row table:style-name="ro1">
          <table:table-cell/>
          <table:table-cell office:value-type="float" office:value="393">
            <text:p>393</text:p>
          </table:table-cell>
          <table:table-cell/>
          <table:table-cell office:value-type="float" office:value="103.597">
            <text:p>103.597</text:p>
          </table:table-cell>
        </table:table-row>
        <table:table-row table:style-name="ro1">
          <table:table-cell/>
          <table:table-cell office:value-type="float" office:value="394">
            <text:p>394</text:p>
          </table:table-cell>
          <table:table-cell/>
          <table:table-cell office:value-type="float" office:value="65.2769">
            <text:p>65.2769</text:p>
          </table:table-cell>
        </table:table-row>
        <table:table-row table:style-name="ro1">
          <table:table-cell/>
          <table:table-cell office:value-type="float" office:value="395">
            <text:p>395</text:p>
          </table:table-cell>
          <table:table-cell/>
          <table:table-cell office:value-type="float" office:value="1.28307">
            <text:p>1.28307</text:p>
          </table:table-cell>
        </table:table-row>
        <table:table-row table:style-name="ro1">
          <table:table-cell/>
          <table:table-cell office:value-type="float" office:value="396">
            <text:p>396</text:p>
          </table:table-cell>
          <table:table-cell/>
          <table:table-cell office:value-type="float" office:value="102.794">
            <text:p>102.794</text:p>
          </table:table-cell>
        </table:table-row>
        <table:table-row table:style-name="ro1">
          <table:table-cell/>
          <table:table-cell office:value-type="float" office:value="397">
            <text:p>397</text:p>
          </table:table-cell>
          <table:table-cell/>
          <table:table-cell office:value-type="float" office:value="158.616">
            <text:p>158.616</text:p>
          </table:table-cell>
        </table:table-row>
        <table:table-row table:style-name="ro1">
          <table:table-cell/>
          <table:table-cell office:value-type="float" office:value="398">
            <text:p>398</text:p>
          </table:table-cell>
          <table:table-cell/>
          <table:table-cell office:value-type="float" office:value="1.27637">
            <text:p>1.27637</text:p>
          </table:table-cell>
        </table:table-row>
        <table:table-row table:style-name="ro1">
          <table:table-cell/>
          <table:table-cell office:value-type="float" office:value="399">
            <text:p>399</text:p>
          </table:table-cell>
          <table:table-cell/>
          <table:table-cell office:value-type="float" office:value="62.2574">
            <text:p>62.2574</text:p>
          </table:table-cell>
        </table:table-row>
        <table:table-row table:style-name="ro1">
          <table:table-cell/>
          <table:table-cell office:value-type="float" office:value="400">
            <text:p>400</text:p>
          </table:table-cell>
          <table:table-cell/>
          <table:table-cell office:value-type="float" office:value="141.09">
            <text:p>141.09</text:p>
          </table:table-cell>
        </table:table-row>
        <table:table-row table:style-name="ro1">
          <table:table-cell/>
          <table:table-cell office:value-type="float" office:value="401">
            <text:p>401</text:p>
          </table:table-cell>
          <table:table-cell/>
          <table:table-cell office:value-type="float" office:value="58.197">
            <text:p>58.197</text:p>
          </table:table-cell>
        </table:table-row>
        <table:table-row table:style-name="ro1">
          <table:table-cell/>
          <table:table-cell office:value-type="float" office:value="402">
            <text:p>402</text:p>
          </table:table-cell>
          <table:table-cell/>
          <table:table-cell office:value-type="float" office:value="29.6675">
            <text:p>29.6675</text:p>
          </table:table-cell>
        </table:table-row>
        <table:table-row table:style-name="ro1">
          <table:table-cell/>
          <table:table-cell office:value-type="float" office:value="403">
            <text:p>403</text:p>
          </table:table-cell>
          <table:table-cell/>
          <table:table-cell office:value-type="float" office:value="138.915">
            <text:p>138.915</text:p>
          </table:table-cell>
        </table:table-row>
        <table:table-row table:style-name="ro1">
          <table:table-cell/>
          <table:table-cell office:value-type="float" office:value="404">
            <text:p>404</text:p>
          </table:table-cell>
          <table:table-cell/>
          <table:table-cell office:value-type="float" office:value="94.163">
            <text:p>94.163</text:p>
          </table:table-cell>
        </table:table-row>
        <table:table-row table:style-name="ro1">
          <table:table-cell/>
          <table:table-cell office:value-type="float" office:value="405">
            <text:p>405</text:p>
          </table:table-cell>
          <table:table-cell/>
          <table:table-cell office:value-type="float" office:value="5.90408">
            <text:p>5.90408</text:p>
          </table:table-cell>
        </table:table-row>
        <table:table-row table:style-name="ro1">
          <table:table-cell/>
          <table:table-cell office:value-type="float" office:value="406">
            <text:p>406</text:p>
          </table:table-cell>
          <table:table-cell/>
          <table:table-cell office:value-type="float" office:value="136.431">
            <text:p>136.431</text:p>
          </table:table-cell>
        </table:table-row>
        <table:table-row table:style-name="ro1">
          <table:table-cell/>
          <table:table-cell office:value-type="float" office:value="407">
            <text:p>407</text:p>
          </table:table-cell>
          <table:table-cell/>
          <table:table-cell office:value-type="float" office:value="120.329">
            <text:p>120.329</text:p>
          </table:table-cell>
        </table:table-row>
        <table:table-row table:style-name="ro1">
          <table:table-cell/>
          <table:table-cell office:value-type="float" office:value="408">
            <text:p>408</text:p>
          </table:table-cell>
          <table:table-cell/>
          <table:table-cell office:value-type="float" office:value="6.73385">
            <text:p>6.73385</text:p>
          </table:table-cell>
        </table:table-row>
        <table:table-row table:style-name="ro1">
          <table:table-cell/>
          <table:table-cell office:value-type="float" office:value="409">
            <text:p>409</text:p>
          </table:table-cell>
          <table:table-cell/>
          <table:table-cell office:value-type="float" office:value="137.491">
            <text:p>137.491</text:p>
          </table:table-cell>
        </table:table-row>
        <table:table-row table:style-name="ro1">
          <table:table-cell/>
          <table:table-cell office:value-type="float" office:value="410">
            <text:p>410</text:p>
          </table:table-cell>
          <table:table-cell/>
          <table:table-cell office:value-type="float" office:value="118.42">
            <text:p>118.42</text:p>
          </table:table-cell>
        </table:table-row>
        <table:table-row table:style-name="ro1">
          <table:table-cell/>
          <table:table-cell office:value-type="float" office:value="411">
            <text:p>411</text:p>
          </table:table-cell>
          <table:table-cell/>
          <table:table-cell office:value-type="float" office:value="9.50372">
            <text:p>9.50372</text:p>
          </table:table-cell>
        </table:table-row>
        <table:table-row table:style-name="ro1">
          <table:table-cell/>
          <table:table-cell office:value-type="float" office:value="412">
            <text:p>412</text:p>
          </table:table-cell>
          <table:table-cell/>
          <table:table-cell office:value-type="float" office:value="132.693">
            <text:p>132.693</text:p>
          </table:table-cell>
        </table:table-row>
        <table:table-row table:style-name="ro1">
          <table:table-cell/>
          <table:table-cell office:value-type="float" office:value="413">
            <text:p>413</text:p>
          </table:table-cell>
          <table:table-cell/>
          <table:table-cell office:value-type="float" office:value="120.44">
            <text:p>120.44</text:p>
          </table:table-cell>
        </table:table-row>
        <table:table-row table:style-name="ro1">
          <table:table-cell/>
          <table:table-cell office:value-type="float" office:value="414">
            <text:p>414</text:p>
          </table:table-cell>
          <table:table-cell/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7T16:23:07</dc:date>
    <dc:creator>alogo </dc:creator>
    <meta:generator>LibreOffice/3.5$Linux_x86 LibreOffice_project/350m1$Build-2</meta:generator>
    <meta:editing-duration>PT6M15S</meta:editing-duration>
    <meta:editing-cycles>5</meta:editing-cycles>
    <meta:document-statistic meta:table-count="1" meta:cell-count="9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c0c0c0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draw:stroke-dash="Ultrafine_20_Dashed" svg:stroke-width="0.051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98cm" svg:height="8.993cm" xlink:href=".." xlink:type="simple" chart:class="chart:scatter" chart:style-name="ch1">
        <chart:legend svg:x="1.278cm" svg:y="0.366cm" style:legend-expansion="custom" chartooo:width="3.311cm" chartooo:height="1.096cm" style:legend-expansion-aspect-ratio="3.02098540145985" chart:style-name="ch2"/>
        <chart:plot-area chart:style-name="ch3" table:cell-range-address="Sheet1.B12:Sheet1.D424 Sheet1.C11:Sheet1.D11" chart:data-source-has-labels="row" svg:x="0.47cm" svg:y="0.166cm" svg:width="15.273cm" svg:height="8.325cm">
          <chartooo:coordinate-region svg:x="1.277cm" svg:y="0.366cm" svg:width="14.466cm" svg:height="7.478cm"/>
          <chart:axis chart:dimension="x" chart:name="primary-x" chart:style-name="ch4">
            <chart:title svg:x="7.334cm" svg:y="8.433cm" chart:style-name="ch5">
              <text:p>Time(sec)</text:p>
            </chart:title>
          </chart:axis>
          <chart:axis chart:dimension="y" chart:name="primary-y" chart:style-name="ch6">
            <chart:title svg:x="0cm" svg:y="5.576cm" chart:style-name="ch7">
              <text:p>Speed(MBit/sec)</text:p>
            </chart:title>
            <chart:grid chart:style-name="ch8" chart:class="major"/>
          </chart:axis>
          <chart:series chart:style-name="ch9" chart:values-cell-range-address="Sheet1.C12:Sheet1.C424" chart:label-cell-address="Sheet1.C11:Sheet1.C11" chart:class="chart:scatter">
            <chart:domain table:cell-range-address="Sheet1.B12:Sheet1.B424"/>
            <chart:data-point chart:repeated="413"/>
          </chart:series>
          <chart:series chart:style-name="ch10" chart:values-cell-range-address="Sheet1.D12:Sheet1.D424" chart:label-cell-address="Sheet1.D11:Sheet1.D11" chart:class="chart:scatter">
            <chart:data-point chart:repeated="4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wift</text:p>
                <draw:g>
                  <svg:desc>Sheet1.C11:Sheet1.C11</svg:desc>
                </draw:g>
              </table:table-cell>
              <table:table-cell office:value-type="string">
                <text:p>lob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12:Sheet1.B424</svg:desc>
                </draw:g>
              </table:table-cell>
              <table:table-cell office:value-type="float" office:value="0">
                <text:p>0</text:p>
                <draw:g>
                  <svg:desc>Sheet1.C12:Sheet1.C424</svg:desc>
                </draw:g>
              </table:table-cell>
              <table:table-cell office:value-type="float" office:value="0">
                <text:p>0</text:p>
                <draw:g>
                  <svg:desc>Sheet1.D12:Sheet1.D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0588">
                <text:p>0.2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62586">
                <text:p>0.762586</text:p>
              </table:table-cell>
              <table:table-cell office:value-type="float" office:value="1.05524">
                <text:p>1.05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637821">
                <text:p>0.637821</text:p>
              </table:table-cell>
              <table:table-cell office:value-type="float" office:value="162.226">
                <text:p>162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4.1264">
                <text:p>54.1264</text:p>
              </table:table-cell>
              <table:table-cell office:value-type="float" office:value="99.3626">
                <text:p>99.3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55.018">
                <text:p>155.018</text:p>
              </table:table-cell>
              <table:table-cell office:value-type="float" office:value="23.1292">
                <text:p>23.1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8.9893">
                <text:p>38.9893</text:p>
              </table:table-cell>
              <table:table-cell office:value-type="float" office:value="239.369">
                <text:p>239.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46.83">
                <text:p>246.83</text:p>
              </table:table-cell>
              <table:table-cell office:value-type="float" office:value="1.24674">
                <text:p>1.24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76.633">
                <text:p>176.633</text:p>
              </table:table-cell>
              <table:table-cell office:value-type="float" office:value="106.659">
                <text:p>106.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88.991">
                <text:p>188.991</text:p>
              </table:table-cell>
              <table:table-cell office:value-type="float" office:value="154.899">
                <text:p>154.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33.62">
                <text:p>233.62</text:p>
              </table:table-cell>
              <table:table-cell office:value-type="float" office:value="12.3434">
                <text:p>12.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96.236">
                <text:p>196.236</text:p>
              </table:table-cell>
              <table:table-cell office:value-type="float" office:value="250.163">
                <text:p>250.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70.265">
                <text:p>270.265</text:p>
              </table:table-cell>
              <table:table-cell office:value-type="float" office:value="0.713332">
                <text:p>0.713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89.52">
                <text:p>289.52</text:p>
              </table:table-cell>
              <table:table-cell office:value-type="float" office:value="49.8064">
                <text:p>49.8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36.182">
                <text:p>236.182</text:p>
              </table:table-cell>
              <table:table-cell office:value-type="float" office:value="212.234">
                <text:p>212.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368.818">
                <text:p>368.818</text:p>
              </table:table-cell>
              <table:table-cell office:value-type="float" office:value="7.97064">
                <text:p>7.97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65.694">
                <text:p>265.694</text:p>
              </table:table-cell>
              <table:table-cell office:value-type="float" office:value="221.713">
                <text:p>221.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65.0096">
                <text:p>65.0096</text:p>
              </table:table-cell>
              <table:table-cell office:value-type="float" office:value="33.5367">
                <text:p>33.5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53.9455">
                <text:p>53.9455</text:p>
              </table:table-cell>
              <table:table-cell office:value-type="float" office:value="69.4396">
                <text:p>69.4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31.803">
                <text:p>131.803</text:p>
              </table:table-cell>
              <table:table-cell office:value-type="float" office:value="192.603">
                <text:p>192.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332.243">
                <text:p>332.243</text:p>
              </table:table-cell>
              <table:table-cell office:value-type="float" office:value="8.56438">
                <text:p>8.56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68.595">
                <text:p>268.595</text:p>
              </table:table-cell>
              <table:table-cell office:value-type="float" office:value="210.027">
                <text:p>210.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81.46">
                <text:p>181.46</text:p>
              </table:table-cell>
              <table:table-cell office:value-type="float" office:value="44.3681">
                <text:p>44.3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83.233">
                <text:p>483.233</text:p>
              </table:table-cell>
              <table:table-cell office:value-type="float" office:value="63.2261">
                <text:p>63.2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394.985">
                <text:p>394.985</text:p>
              </table:table-cell>
              <table:table-cell office:value-type="float" office:value="199.083">
                <text:p>199.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11.622">
                <text:p>211.622</text:p>
              </table:table-cell>
              <table:table-cell office:value-type="float" office:value="6.59662">
                <text:p>6.59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182.587">
                <text:p>182.587</text:p>
              </table:table-cell>
              <table:table-cell office:value-type="float" office:value="215.98">
                <text:p>215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138.142">
                <text:p>138.142</text:p>
              </table:table-cell>
              <table:table-cell office:value-type="float" office:value="40.7371">
                <text:p>40.7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9.532">
                <text:p>259.532</text:p>
              </table:table-cell>
              <table:table-cell office:value-type="float" office:value="19.1939">
                <text:p>19.1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4.311">
                <text:p>214.311</text:p>
              </table:table-cell>
              <table:table-cell office:value-type="float" office:value="146.927">
                <text:p>146.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4.692">
                <text:p>184.692</text:p>
              </table:table-cell>
              <table:table-cell office:value-type="float" office:value="95.9044">
                <text:p>95.9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3.964">
                <text:p>103.964</text:p>
              </table:table-cell>
              <table:table-cell office:value-type="float" office:value="27.7225">
                <text:p>27.7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4.24">
                <text:p>294.24</text:p>
              </table:table-cell>
              <table:table-cell office:value-type="float" office:value="234.942">
                <text:p>234.9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6.099">
                <text:p>186.099</text:p>
              </table:table-cell>
              <table:table-cell office:value-type="float" office:value="0.907565">
                <text:p>0.907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0.191">
                <text:p>190.191</text:p>
              </table:table-cell>
              <table:table-cell office:value-type="float" office:value="79.7129">
                <text:p>79.7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37.779">
                <text:p>237.779</text:p>
              </table:table-cell>
              <table:table-cell office:value-type="float" office:value="181.988">
                <text:p>181.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52.736">
                <text:p>352.736</text:p>
              </table:table-cell>
              <table:table-cell office:value-type="float" office:value="9.59671">
                <text:p>9.596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63.932">
                <text:p>263.932</text:p>
              </table:table-cell>
              <table:table-cell office:value-type="float" office:value="223.37">
                <text:p>223.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6.981">
                <text:p>236.981</text:p>
              </table:table-cell>
              <table:table-cell office:value-type="float" office:value="30.1721">
                <text:p>30.1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18.593">
                <text:p>418.593</text:p>
              </table:table-cell>
              <table:table-cell office:value-type="float" office:value="63.4396">
                <text:p>63.43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22.185">
                <text:p>222.185</text:p>
              </table:table-cell>
              <table:table-cell office:value-type="float" office:value="198.704">
                <text:p>198.7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81.245">
                <text:p>281.245</text:p>
              </table:table-cell>
              <table:table-cell office:value-type="float" office:value="10.9224">
                <text:p>10.9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46.95">
                <text:p>346.95</text:p>
              </table:table-cell>
              <table:table-cell office:value-type="float" office:value="208.999">
                <text:p>208.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95.112">
                <text:p>295.112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54.21">
                <text:p>154.21</text:p>
              </table:table-cell>
              <table:table-cell office:value-type="float" office:value="43.1404">
                <text:p>43.1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43.256">
                <text:p>143.256</text:p>
              </table:table-cell>
              <table:table-cell office:value-type="float" office:value="219.191">
                <text:p>219.1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42.886">
                <text:p>242.886</text:p>
              </table:table-cell>
              <table:table-cell office:value-type="float" office:value="4.7128">
                <text:p>4.7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97.016">
                <text:p>297.016</text:p>
              </table:table-cell>
              <table:table-cell office:value-type="float" office:value="188.527">
                <text:p>188.5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7.4">
                <text:p>287.4</text:p>
              </table:table-cell>
              <table:table-cell office:value-type="float" office:value="69.6948">
                <text:p>69.6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91.086">
                <text:p>391.086</text:p>
              </table:table-cell>
              <table:table-cell office:value-type="float" office:value="28.2452">
                <text:p>28.2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08.397">
                <text:p>308.397</text:p>
              </table:table-cell>
              <table:table-cell office:value-type="float" office:value="234.14">
                <text:p>234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8.735">
                <text:p>208.735</text:p>
              </table:table-cell>
              <table:table-cell office:value-type="float" office:value="1.28727">
                <text:p>1.287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3.433">
                <text:p>183.433</text:p>
              </table:table-cell>
              <table:table-cell office:value-type="float" office:value="121.818">
                <text:p>121.8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25.86">
                <text:p>225.86</text:p>
              </table:table-cell>
              <table:table-cell office:value-type="float" office:value="138.112">
                <text:p>138.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53.553">
                <text:p>253.553</text:p>
              </table:table-cell>
              <table:table-cell office:value-type="float" office:value="17.0529">
                <text:p>17.05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9.618">
                <text:p>199.618</text:p>
              </table:table-cell>
              <table:table-cell office:value-type="float" office:value="169.303">
                <text:p>169.3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3.745">
                <text:p>203.745</text:p>
              </table:table-cell>
              <table:table-cell office:value-type="float" office:value="76.1645">
                <text:p>76.1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63.627">
                <text:p>263.627</text:p>
              </table:table-cell>
              <table:table-cell office:value-type="float" office:value="3.9925">
                <text:p>3.9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76.003">
                <text:p>276.003</text:p>
              </table:table-cell>
              <table:table-cell office:value-type="float" office:value="80.2398">
                <text:p>80.23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07.326">
                <text:p>207.326</text:p>
              </table:table-cell>
              <table:table-cell office:value-type="float" office:value="112.531">
                <text:p>112.5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15.152">
                <text:p>315.152</text:p>
              </table:table-cell>
              <table:table-cell office:value-type="float" office:value="65.7407">
                <text:p>65.7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64.618">
                <text:p>164.618</text:p>
              </table:table-cell>
              <table:table-cell office:value-type="float" office:value="2.17424">
                <text:p>2.17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4.7391">
                <text:p>84.7391</text:p>
              </table:table-cell>
              <table:table-cell office:value-type="float" office:value="146.685">
                <text:p>146.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7.5819">
                <text:p>97.5819</text:p>
              </table:table-cell>
              <table:table-cell office:value-type="float" office:value="111.997">
                <text:p>111.9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89.254">
                <text:p>289.254</text:p>
              </table:table-cell>
              <table:table-cell office:value-type="float" office:value="13.8712">
                <text:p>13.87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63.242">
                <text:p>363.242</text:p>
              </table:table-cell>
              <table:table-cell office:value-type="float" office:value="173.565">
                <text:p>173.5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94.201">
                <text:p>294.201</text:p>
              </table:table-cell>
              <table:table-cell office:value-type="float" office:value="75.247">
                <text:p>75.2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43.069">
                <text:p>443.069</text:p>
              </table:table-cell>
              <table:table-cell office:value-type="float" office:value="28.3439">
                <text:p>28.34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17.737">
                <text:p>317.737</text:p>
              </table:table-cell>
              <table:table-cell office:value-type="float" office:value="234.113">
                <text:p>234.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83.949">
                <text:p>383.949</text:p>
              </table:table-cell>
              <table:table-cell office:value-type="float" office:value="2.74297">
                <text:p>2.74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60.447">
                <text:p>460.447</text:p>
              </table:table-cell>
              <table:table-cell office:value-type="float" office:value="172.708">
                <text:p>172.7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7.148">
                <text:p>317.148</text:p>
              </table:table-cell>
              <table:table-cell office:value-type="float" office:value="87.2435">
                <text:p>87.24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95.129">
                <text:p>295.129</text:p>
              </table:table-cell>
              <table:table-cell office:value-type="float" office:value="26.1709">
                <text:p>26.17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78.661">
                <text:p>278.661</text:p>
              </table:table-cell>
              <table:table-cell office:value-type="float" office:value="236.497">
                <text:p>236.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31.677">
                <text:p>231.677</text:p>
              </table:table-cell>
              <table:table-cell office:value-type="float" office:value="1.80117">
                <text:p>1.80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40.203">
                <text:p>340.203</text:p>
              </table:table-cell>
              <table:table-cell office:value-type="float" office:value="144.924">
                <text:p>144.9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68.615">
                <text:p>168.615</text:p>
              </table:table-cell>
              <table:table-cell office:value-type="float" office:value="116.072">
                <text:p>116.0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53.611">
                <text:p>253.611</text:p>
              </table:table-cell>
              <table:table-cell office:value-type="float" office:value="12.3489">
                <text:p>12.3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09.368">
                <text:p>309.368</text:p>
              </table:table-cell>
              <table:table-cell office:value-type="float" office:value="240.445">
                <text:p>240.4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6.459">
                <text:p>206.459</text:p>
              </table:table-cell>
              <table:table-cell office:value-type="float" office:value="10.3293">
                <text:p>10.3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24.466">
                <text:p>524.466</text:p>
              </table:table-cell>
              <table:table-cell office:value-type="float" office:value="55.7513">
                <text:p>55.75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29.933">
                <text:p>529.933</text:p>
              </table:table-cell>
              <table:table-cell office:value-type="float" office:value="206.39">
                <text:p>206.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71.239">
                <text:p>471.239</text:p>
              </table:table-cell>
              <table:table-cell office:value-type="float" office:value="4.16949">
                <text:p>4.169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45.441">
                <text:p>345.441</text:p>
              </table:table-cell>
              <table:table-cell office:value-type="float" office:value="176.919">
                <text:p>176.9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79.074">
                <text:p>379.074</text:p>
              </table:table-cell>
              <table:table-cell office:value-type="float" office:value="81.5292">
                <text:p>81.52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66.454">
                <text:p>266.454</text:p>
              </table:table-cell>
              <table:table-cell office:value-type="float" office:value="18.2898">
                <text:p>18.28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02.13">
                <text:p>202.13</text:p>
              </table:table-cell>
              <table:table-cell office:value-type="float" office:value="244.199">
                <text:p>244.1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08.42">
                <text:p>208.42</text:p>
              </table:table-cell>
              <table:table-cell office:value-type="float" office:value="0.706481">
                <text:p>0.706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81.61">
                <text:p>281.61</text:p>
              </table:table-cell>
              <table:table-cell office:value-type="float" office:value="102.208">
                <text:p>102.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5.0463">
                <text:p>75.0463</text:p>
              </table:table-cell>
              <table:table-cell office:value-type="float" office:value="159.787">
                <text:p>159.7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6.8285">
                <text:p>86.8285</text:p>
              </table:table-cell>
              <table:table-cell office:value-type="float" office:value="8.47631">
                <text:p>8.476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06.633">
                <text:p>306.633</text:p>
              </table:table-cell>
              <table:table-cell office:value-type="float" office:value="167.244">
                <text:p>167.2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48.534">
                <text:p>248.534</text:p>
              </table:table-cell>
              <table:table-cell office:value-type="float" office:value="87.0711">
                <text:p>87.07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39.356">
                <text:p>139.356</text:p>
              </table:table-cell>
              <table:table-cell office:value-type="float" office:value="14.3948">
                <text:p>14.3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50.556">
                <text:p>150.556</text:p>
              </table:table-cell>
              <table:table-cell office:value-type="float" office:value="200.059">
                <text:p>200.0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59.829">
                <text:p>159.829</text:p>
              </table:table-cell>
              <table:table-cell office:value-type="float" office:value="48.3133">
                <text:p>48.31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37.063">
                <text:p>237.063</text:p>
              </table:table-cell>
              <table:table-cell office:value-type="float" office:value="10.8295">
                <text:p>10.8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14">
                <text:p>214</text:p>
              </table:table-cell>
              <table:table-cell office:value-type="float" office:value="172.029">
                <text:p>172.0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87.502">
                <text:p>187.502</text:p>
              </table:table-cell>
              <table:table-cell office:value-type="float" office:value="79.4452">
                <text:p>79.4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60.186">
                <text:p>160.186</text:p>
              </table:table-cell>
              <table:table-cell office:value-type="float" office:value="11.6879">
                <text:p>11.6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39.631">
                <text:p>239.631</text:p>
              </table:table-cell>
              <table:table-cell office:value-type="float" office:value="156.754">
                <text:p>156.7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97.396">
                <text:p>297.396</text:p>
              </table:table-cell>
              <table:table-cell office:value-type="float" office:value="94.1931">
                <text:p>94.19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22.896">
                <text:p>222.896</text:p>
              </table:table-cell>
              <table:table-cell office:value-type="float" office:value="1.23896">
                <text:p>1.238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03.422">
                <text:p>303.422</text:p>
              </table:table-cell>
              <table:table-cell office:value-type="float" office:value="143.834">
                <text:p>143.8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34.276">
                <text:p>334.276</text:p>
              </table:table-cell>
              <table:table-cell office:value-type="float" office:value="117.54">
                <text:p>117.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73.849">
                <text:p>273.849</text:p>
              </table:table-cell>
              <table:table-cell office:value-type="float" office:value="5.20857">
                <text:p>5.208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19.247">
                <text:p>319.247</text:p>
              </table:table-cell>
              <table:table-cell office:value-type="float" office:value="152.851">
                <text:p>152.8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39.827">
                <text:p>339.827</text:p>
              </table:table-cell>
              <table:table-cell office:value-type="float" office:value="104.567">
                <text:p>104.5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0.425">
                <text:p>100.425</text:p>
              </table:table-cell>
              <table:table-cell office:value-type="float" office:value="4.67352">
                <text:p>4.67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17.594">
                <text:p>217.594</text:p>
              </table:table-cell>
              <table:table-cell office:value-type="float" office:value="116.854">
                <text:p>116.8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69.976">
                <text:p>269.976</text:p>
              </table:table-cell>
              <table:table-cell office:value-type="float" office:value="139.429">
                <text:p>139.4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76.061">
                <text:p>176.061</text:p>
              </table:table-cell>
              <table:table-cell office:value-type="float" office:value="1.88727">
                <text:p>1.887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26.527">
                <text:p>226.527</text:p>
              </table:table-cell>
              <table:table-cell office:value-type="float" office:value="89.8212">
                <text:p>89.82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3.688">
                <text:p>123.688</text:p>
              </table:table-cell>
              <table:table-cell office:value-type="float" office:value="170.979">
                <text:p>170.9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2.0065">
                <text:p>22.0065</text:p>
              </table:table-cell>
              <table:table-cell office:value-type="float" office:value="0.912742">
                <text:p>0.912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8.565">
                <text:p>118.565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58.329">
                <text:p>258.329</text:p>
              </table:table-cell>
              <table:table-cell office:value-type="float" office:value="155.085">
                <text:p>155.0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13.162">
                <text:p>313.162</text:p>
              </table:table-cell>
              <table:table-cell office:value-type="float" office:value="5.91078">
                <text:p>5.910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66.863">
                <text:p>266.863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9.6616">
                <text:p>39.6616</text:p>
              </table:table-cell>
              <table:table-cell office:value-type="float" office:value="75.033">
                <text:p>75.0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27.102">
                <text:p>327.102</text:p>
              </table:table-cell>
              <table:table-cell office:value-type="float" office:value="19.9172">
                <text:p>19.91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436.875">
                <text:p>436.875</text:p>
              </table:table-cell>
              <table:table-cell office:value-type="float" office:value="97.1377">
                <text:p>97.13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41.129">
                <text:p>341.129</text:p>
              </table:table-cell>
              <table:table-cell office:value-type="float" office:value="145.478">
                <text:p>145.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35.122">
                <text:p>235.122</text:p>
              </table:table-cell>
              <table:table-cell office:value-type="float" office:value="4.29115">
                <text:p>4.29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61.437">
                <text:p>361.437</text:p>
              </table:table-cell>
              <table:table-cell office:value-type="float" office:value="142.569">
                <text:p>142.5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75.45">
                <text:p>475.45</text:p>
              </table:table-cell>
              <table:table-cell office:value-type="float" office:value="115.773">
                <text:p>115.7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3.98">
                <text:p>263.98</text:p>
              </table:table-cell>
              <table:table-cell office:value-type="float" office:value="5.66392">
                <text:p>5.663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50.377">
                <text:p>450.377</text:p>
              </table:table-cell>
              <table:table-cell office:value-type="float" office:value="154.465">
                <text:p>154.4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93.977">
                <text:p>393.977</text:p>
              </table:table-cell>
              <table:table-cell office:value-type="float" office:value="102.52">
                <text:p>102.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56.871">
                <text:p>356.871</text:p>
              </table:table-cell>
              <table:table-cell office:value-type="float" office:value="13.719">
                <text:p>13.7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90.926">
                <text:p>390.926</text:p>
              </table:table-cell>
              <table:table-cell office:value-type="float" office:value="172.797">
                <text:p>172.7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597.064">
                <text:p>597.064</text:p>
              </table:table-cell>
              <table:table-cell office:value-type="float" office:value="76.2432">
                <text:p>76.24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626.907">
                <text:p>626.907</text:p>
              </table:table-cell>
              <table:table-cell office:value-type="float" office:value="10.1705">
                <text:p>10.17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94.27">
                <text:p>494.27</text:p>
              </table:table-cell>
              <table:table-cell office:value-type="float" office:value="175.236">
                <text:p>175.2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30.046">
                <text:p>230.046</text:p>
              </table:table-cell>
              <table:table-cell office:value-type="float" office:value="77.2076">
                <text:p>77.2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01.851">
                <text:p>401.851</text:p>
              </table:table-cell>
              <table:table-cell office:value-type="float" office:value="18.6517">
                <text:p>18.65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08.757">
                <text:p>208.757</text:p>
              </table:table-cell>
              <table:table-cell office:value-type="float" office:value="175.309">
                <text:p>175.3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52.435">
                <text:p>152.435</text:p>
              </table:table-cell>
              <table:table-cell office:value-type="float" office:value="68.6266">
                <text:p>68.62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1.74">
                <text:p>131.74</text:p>
              </table:table-cell>
              <table:table-cell office:value-type="float" office:value="20.9761">
                <text:p>20.97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3.3972">
                <text:p>33.3972</text:p>
              </table:table-cell>
              <table:table-cell office:value-type="float" office:value="203.882">
                <text:p>203.8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.17657">
                <text:p>1.17657</text:p>
              </table:table-cell>
              <table:table-cell office:value-type="float" office:value="37.8729">
                <text:p>37.87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1.1804">
                <text:p>21.1804</text:p>
              </table:table-cell>
              <table:table-cell office:value-type="float" office:value="41.1169">
                <text:p>41.11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9.3597">
                <text:p>49.3597</text:p>
              </table:table-cell>
              <table:table-cell office:value-type="float" office:value="142.456">
                <text:p>142.4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8.96459">
                <text:p>8.96459</text:p>
              </table:table-cell>
              <table:table-cell office:value-type="float" office:value="79.0091">
                <text:p>79.00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.16271">
                <text:p>2.16271</text:p>
              </table:table-cell>
              <table:table-cell office:value-type="float" office:value="15.7111">
                <text:p>15.7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5.4278">
                <text:p>15.4278</text:p>
              </table:table-cell>
              <table:table-cell office:value-type="float" office:value="173.362">
                <text:p>173.3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73.5376">
                <text:p>73.53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38.1945">
                <text:p>38.19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203.902">
                <text:p>203.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21.0711">
                <text:p>21.07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70.4649">
                <text:p>70.46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62.58">
                <text:p>162.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29.02">
                <text:p>29.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23.186">
                <text:p>23.1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212.805">
                <text:p>212.8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26.9576">
                <text:p>26.95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58.1977">
                <text:p>58.19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80.391">
                <text:p>180.3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23.6924">
                <text:p>23.69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30.6604">
                <text:p>30.66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216.605">
                <text:p>216.6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5.4949">
                <text:p>15.49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42.2988">
                <text:p>42.2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10.942">
                <text:p>110.9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08.674">
                <text:p>108.6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.28231">
                <text:p>1.28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13.113">
                <text:p>113.1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46.589">
                <text:p>146.5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6.73534">
                <text:p>6.735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15.837">
                <text:p>115.8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1.4852">
                <text:p>11.48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61.2999">
                <text:p>61.2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34.8763">
                <text:p>34.87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04.335">
                <text:p>104.3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06.513">
                <text:p>106.5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.2797">
                <text:p>17.27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44.5008">
                <text:p>44.5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217.776">
                <text:p>217.7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.70333">
                <text:p>0.70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72.1121">
                <text:p>72.11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9.43">
                <text:p>189.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.80117">
                <text:p>1.80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05.777">
                <text:p>105.7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50.514">
                <text:p>150.5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5.87015">
                <text:p>5.870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02.001">
                <text:p>102.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51.781">
                <text:p>151.7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0.895968">
                <text:p>0.8959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66.0203">
                <text:p>66.02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95.684">
                <text:p>195.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0.707063">
                <text:p>0.7070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73.8542">
                <text:p>73.85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87.955">
                <text:p>187.9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.88445">
                <text:p>1.884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89.3658">
                <text:p>89.36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37.553">
                <text:p>137.5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4.0823">
                <text:p>14.08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97.061">
                <text:p>197.0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51.5689">
                <text:p>51.56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40.4519">
                <text:p>40.45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14.465">
                <text:p>214.4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8.19572">
                <text:p>8.195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80.4615">
                <text:p>80.46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181.61">
                <text:p>181.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2.6984">
                <text:p>2.69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114.005">
                <text:p>114.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145.972">
                <text:p>145.9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5.59438">
                <text:p>5.594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144.403">
                <text:p>144.4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112.64">
                <text:p>112.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11.8451">
                <text:p>11.84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187.984">
                <text:p>187.9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63.0123">
                <text:p>63.01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23.2809">
                <text:p>23.28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06.706">
                <text:p>206.7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33.0754">
                <text:p>33.07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63.6224">
                <text:p>63.62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198.674">
                <text:p>198.6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0.169188">
                <text:p>0.1691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33.5623">
                <text:p>33.56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03.949">
                <text:p>203.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25.5455">
                <text:p>25.54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54.8699">
                <text:p>54.86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207.217">
                <text:p>207.2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1.05669">
                <text:p>1.056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98.5435">
                <text:p>98.54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163.086">
                <text:p>163.0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3.45496">
                <text:p>3.45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113.485">
                <text:p>113.4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145.735">
                <text:p>145.7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5.63097">
                <text:p>5.630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160.689">
                <text:p>160.6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96.3063">
                <text:p>96.30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11.3416">
                <text:p>11.34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172.357">
                <text:p>172.3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78.9091">
                <text:p>78.90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2.0267">
                <text:p>22.02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00.475">
                <text:p>200.4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40.3306">
                <text:p>40.33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32.9744">
                <text:p>32.9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18.294">
                <text:p>218.2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1.8979">
                <text:p>11.89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60.4419">
                <text:p>60.44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01.581">
                <text:p>201.5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1.26197">
                <text:p>1.26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110.204">
                <text:p>110.2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151.213">
                <text:p>151.2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6.38507">
                <text:p>6.385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160.152">
                <text:p>160.1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95.7423">
                <text:p>95.74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15.0041">
                <text:p>15.00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180.259">
                <text:p>180.2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67.3234">
                <text:p>67.32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9.0329">
                <text:p>29.03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159.679">
                <text:p>159.6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74.0658">
                <text:p>74.06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9.69596">
                <text:p>9.695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45.628">
                <text:p>145.6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107.306">
                <text:p>107.3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4.46764">
                <text:p>4.467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103.841">
                <text:p>103.8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141.595">
                <text:p>141.5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13.1846">
                <text:p>13.18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60.2515">
                <text:p>60.25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134.575">
                <text:p>134.5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67.5079">
                <text:p>67.50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7.61455">
                <text:p>7.614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16.534">
                <text:p>116.5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133.415">
                <text:p>133.4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5.11293">
                <text:p>5.112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9.9772">
                <text:p>9.97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135.623">
                <text:p>135.6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98.073">
                <text:p>98.0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19.5606">
                <text:p>19.56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57.4972">
                <text:p>57.49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79.9269">
                <text:p>79.92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124.685">
                <text:p>124.6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.943801">
                <text:p>0.9438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79.8166">
                <text:p>79.81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118.268">
                <text:p>118.2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63.6591">
                <text:p>63.65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8.43271">
                <text:p>8.432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152.965">
                <text:p>152.9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101.117">
                <text:p>101.1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.987557">
                <text:p>0.9875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98.5717">
                <text:p>98.57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154.362">
                <text:p>154.3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9.01759">
                <text:p>9.017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52.1322">
                <text:p>52.13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136.17">
                <text:p>136.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74.0494">
                <text:p>74.04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9.34576">
                <text:p>9.345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141.603">
                <text:p>141.6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111.562">
                <text:p>111.5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1.80506">
                <text:p>1.805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100.982">
                <text:p>100.9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103.383">
                <text:p>103.3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56.5287">
                <text:p>56.52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10.567">
                <text:p>10.5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131.75">
                <text:p>131.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120.325">
                <text:p>120.3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1.05354">
                <text:p>1.053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94.1233">
                <text:p>94.12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162.455">
                <text:p>162.4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5.74658">
                <text:p>5.746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70.4342">
                <text:p>70.43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119.625">
                <text:p>119.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71.8677">
                <text:p>71.86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7.57736">
                <text:p>7.577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97.5447">
                <text:p>97.54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106.494">
                <text:p>106.4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51.0781">
                <text:p>51.07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18.1464">
                <text:p>18.14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144.976">
                <text:p>144.9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99.5584">
                <text:p>99.55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7.49817">
                <text:p>7.498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86.9085">
                <text:p>86.90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51.0172">
                <text:p>51.01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20.2832">
                <text:p>20.28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153.763">
                <text:p>153.7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88.6907">
                <text:p>88.69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3.41003">
                <text:p>3.410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66.4504">
                <text:p>66.45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134.161">
                <text:p>134.1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58.6681">
                <text:p>58.66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12.5946">
                <text:p>12.59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86.4939">
                <text:p>86.49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153.685">
                <text:p>153.6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10.5727">
                <text:p>10.57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64.0284">
                <text:p>64.02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113.864">
                <text:p>113.8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84.2403">
                <text:p>84.24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6.33364">
                <text:p>6.333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134.91">
                <text:p>134.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120.45">
                <text:p>120.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0.810967">
                <text:p>0.8109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70.3839">
                <text:p>70.38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138.224">
                <text:p>138.2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53.2497">
                <text:p>53.24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6.8513">
                <text:p>6.85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115.008">
                <text:p>115.0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137.807">
                <text:p>137.8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3.4702">
                <text:p>3.47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70.8517">
                <text:p>70.85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153.202">
                <text:p>153.2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37.786">
                <text:p>37.7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1.8137">
                <text:p>31.81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174.156">
                <text:p>174.1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56.555">
                <text:p>56.5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51.6175">
                <text:p>51.61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153.61">
                <text:p>153.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57.0905">
                <text:p>57.09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12.8834">
                <text:p>12.88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181.869">
                <text:p>181.8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67.6207">
                <text:p>67.62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10.3286">
                <text:p>10.32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169.16">
                <text:p>169.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82.3142">
                <text:p>82.31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25.8442">
                <text:p>25.84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186.945">
                <text:p>186.9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50.0498">
                <text:p>50.04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32.0465">
                <text:p>32.04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193.558">
                <text:p>193.5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35.4902">
                <text:p>35.49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54.9021">
                <text:p>54.90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137.877">
                <text:p>137.8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68.5177">
                <text:p>68.51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11.0741">
                <text:p>11.07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147.334">
                <text:p>147.3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104.346">
                <text:p>104.3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0.669272">
                <text:p>0.6692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69.9024">
                <text:p>69.90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179.896">
                <text:p>179.8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12.0958">
                <text:p>12.09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23.0423">
                <text:p>23.04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118.863">
                <text:p>118.8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120.72">
                <text:p>120.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4.75051">
                <text:p>4.750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142.946">
                <text:p>142.9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114.942">
                <text:p>114.9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7.49132">
                <text:p>7.491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158.206">
                <text:p>158.2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96.9238">
                <text:p>96.92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17.1806">
                <text:p>17.18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153.111">
                <text:p>153.1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92.2251">
                <text:p>92.22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.907573">
                <text:p>0.9075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92.9064">
                <text:p>92.90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103.597">
                <text:p>103.5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65.2769">
                <text:p>65.27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1.28307">
                <text:p>1.283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102.794">
                <text:p>102.7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158.616">
                <text:p>158.6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1.27637">
                <text:p>1.276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62.2574">
                <text:p>62.25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41.09">
                <text:p>141.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58.197">
                <text:p>58.1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29.6675">
                <text:p>29.66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138.915">
                <text:p>138.9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94.163">
                <text:p>94.1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5.90408">
                <text:p>5.904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136.431">
                <text:p>136.4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120.329">
                <text:p>120.3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6.73385">
                <text:p>6.733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137.491">
                <text:p>137.4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18.42">
                <text:p>118.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9.50372">
                <text:p>9.503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132.693">
                <text:p>132.6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120.44">
                <text:p>120.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